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 style:family="paragraph" style:parent-style-name="Heading_20_2">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3" style:family="paragraph" style:parent-style-name="Heading_20_2">
      <style:text-properties style:font-name="DejaVu Sans" fo:font-size="20pt" officeooo:rsid="01df9e60" officeooo:paragraph-rsid="01e53d89" style:font-size-asian="20pt" style:font-size-complex="20pt"/>
    </style:style>
    <style:style style:name="P4" style:family="paragraph" style:parent-style-name="Heading_20_2">
      <style:text-properties style:font-name="DejaVu Sans" fo:font-size="20pt" fo:font-weight="normal" officeooo:rsid="01df9e60" officeooo:paragraph-rsid="01ec95cc" style:font-size-asian="20pt" style:font-weight-asian="normal" style:font-size-complex="20pt" style:font-weight-complex="normal"/>
    </style:style>
    <style:style style:name="P5" style:family="paragraph" style:parent-style-name="Heading_20_2">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6" style:family="paragraph" style:parent-style-name="Heading_20_2">
      <style:text-properties fo:font-size="20pt" style:font-size-asian="20pt" style:font-size-complex="20pt"/>
    </style:style>
    <style:style style:name="P7" style:family="paragraph" style:parent-style-name="Heading_20_2">
      <style:paragraph-properties>
        <style:tab-stops>
          <style:tab-stop style:position="4.389cm"/>
        </style:tab-stops>
      </style:paragraph-properties>
      <style:text-properties officeooo:paragraph-rsid="020fd364"/>
    </style:style>
    <style:style style:name="P8" style:family="paragraph" style:parent-style-name="Heading_20_2">
      <style:paragraph-properties>
        <style:tab-stops>
          <style:tab-stop style:position="4.389cm"/>
        </style:tab-stops>
      </style:paragraph-properties>
      <style:text-properties officeooo:paragraph-rsid="0213c101"/>
    </style:style>
    <style:style style:name="P9" style:family="paragraph" style:parent-style-name="Heading_20_2">
      <style:paragraph-properties>
        <style:tab-stops>
          <style:tab-stop style:position="4.389cm"/>
        </style:tab-stops>
      </style:paragraph-properties>
      <style:text-properties officeooo:paragraph-rsid="02249471"/>
    </style:style>
    <style:style style:name="P10" style:family="paragraph" style:parent-style-name="Standard">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DejaVu Sans" fo:font-size="14pt" fo:language="fr" fo:country="FR" style:text-underline-style="none" fo:font-weight="normal" officeooo:rsid="00fc82d5" officeooo:paragraph-rsid="008ab65c" style:font-size-asian="14pt" style:font-weight-asian="normal" style:font-size-complex="14pt" style:font-weight-complex="normal"/>
    </style:style>
    <style:style style:name="P12" style:family="paragraph" style:parent-style-name="Standard">
      <style:text-properties style:font-name="DejaVu Sans" fo:font-size="14pt" fo:language="fr" fo:country="FR" style:text-underline-style="none" fo:font-weight="normal" officeooo:rsid="01df9e60" officeooo:paragraph-rsid="01df9e60" style:font-size-asian="12.25pt" style:font-weight-asian="normal" style:font-size-complex="14pt" style:font-weight-complex="normal"/>
    </style:style>
    <style:style style:name="P13" style:family="paragraph" style:parent-style-name="Standard">
      <style:text-properties style:font-name="DejaVu Sans" fo:font-size="14pt" fo:language="fr" fo:country="FR" style:text-underline-style="none" fo:font-weight="normal" officeooo:rsid="01df9e60" officeooo:paragraph-rsid="01e005c8" style:font-size-asian="12.25pt" style:font-weight-asian="normal" style:font-size-complex="14pt" style:font-weight-complex="normal"/>
    </style:style>
    <style:style style:name="P14" style:family="paragraph" style:parent-style-name="Standard">
      <style:text-properties style:font-name="DejaVu Sans" fo:font-size="14pt" fo:language="fr" fo:country="FR" style:text-underline-style="none" fo:font-weight="normal" officeooo:rsid="01e492a4" officeooo:paragraph-rsid="01e492a4" style:font-size-asian="12.25pt" style:font-weight-asian="normal" style:font-size-complex="14pt" style:font-weight-complex="normal"/>
    </style:style>
    <style:style style:name="P15" style:family="paragraph" style:parent-style-name="Standard">
      <style:text-properties style:font-name="DejaVu Sans" fo:font-size="14pt" officeooo:rsid="01df9e60" officeooo:paragraph-rsid="01df9e60" style:font-size-asian="12.25pt" style:font-size-complex="14pt"/>
    </style:style>
    <style:style style:name="P16" style:family="paragraph" style:parent-style-name="Standard">
      <style:text-properties style:font-name="DejaVu Sans" fo:font-size="14pt" officeooo:rsid="01df9e60" officeooo:paragraph-rsid="01e005c8" style:font-size-asian="12.25pt" style:font-size-complex="14pt"/>
    </style:style>
    <style:style style:name="P17" style:family="paragraph" style:parent-style-name="Standard">
      <style:text-properties style:font-name="DejaVu Sans" fo:font-size="14pt" officeooo:rsid="01e005c8" officeooo:paragraph-rsid="01e005c8" style:font-size-asian="12.25pt" style:font-size-complex="14pt"/>
    </style:style>
    <style:style style:name="P18" style:family="paragraph" style:parent-style-name="Standard">
      <style:text-properties style:font-name="DejaVu Sans" fo:font-size="14pt" officeooo:rsid="01e1e893" officeooo:paragraph-rsid="01e1e893" style:font-size-asian="12.25pt" style:font-size-complex="14pt"/>
    </style:style>
    <style:style style:name="P19" style:family="paragraph" style:parent-style-name="Standard">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0" style:family="paragraph" style:parent-style-name="Standard">
      <style:paragraph-properties fo:text-align="center" style:justify-single-word="false"/>
      <style:text-properties style:font-name="DejaVu Sans" fo:font-size="18pt" fo:font-weight="normal"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officeooo:paragraph-rsid="00ef53a0"/>
    </style:style>
    <style:style style:name="P22" style:family="paragraph" style:parent-style-name="Standard">
      <style:paragraph-properties fo:text-align="center" style:justify-single-word="false"/>
      <style:text-properties style:font-name="sans-serif" fo:font-size="19.5pt" fo:font-style="italic" officeooo:rsid="01a0792d" officeooo:paragraph-rsid="000f4352" style:font-size-asian="36pt" style:font-style-asian="italic" style:font-size-complex="36pt" style:font-style-complex="italic"/>
    </style:style>
    <style:style style:name="P23" style:family="paragraph" style:parent-style-name="Standard">
      <style:text-properties officeooo:paragraph-rsid="01df9e60"/>
    </style:style>
    <style:style style:name="P24" style:family="paragraph" style:parent-style-name="Text_20_body">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5" style:family="paragraph" style:parent-style-name="Text_20_body">
      <style:paragraph-properties fo:text-align="center" style:justify-single-word="false"/>
      <style:text-properties style:font-name="DejaVu Sans" fo:font-size="22pt" fo:font-weight="normal" officeooo:paragraph-rsid="000f4352" style:font-size-asian="22pt" style:font-weight-asian="normal" style:font-size-complex="22pt" style:font-weight-complex="normal"/>
    </style:style>
    <style:style style:name="P26" style:family="paragraph" style:parent-style-name="Text_20_body">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27" style:family="paragraph" style:parent-style-name="Text_20_body">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style:font-name="DejaVu Sans" fo:font-size="36pt" officeooo:paragraph-rsid="000f4352" style:font-size-asian="36pt" style:font-size-complex="36pt"/>
    </style:style>
    <style:style style:name="P29" style:family="paragraph" style:parent-style-name="Text_20_body">
      <style:text-properties style:font-name="DejaVu Sans" fo:font-size="14pt" fo:font-weight="normal" officeooo:rsid="01e89fbf" officeooo:paragraph-rsid="01e89fbf" style:font-size-asian="12.25pt" style:font-weight-asian="normal" style:font-size-complex="14pt" style:font-weight-complex="normal"/>
    </style:style>
    <style:style style:name="P30" style:family="paragraph" style:parent-style-name="Text_20_body">
      <style:text-properties style:font-name="DejaVu Sans" fo:font-size="14pt" fo:font-weight="normal" officeooo:rsid="01e89fbf" officeooo:paragraph-rsid="01ec0486" style:font-size-asian="12.25pt" style:font-weight-asian="normal" style:font-size-complex="14pt" style:font-weight-complex="normal"/>
    </style:style>
    <style:style style:name="P31" style:family="paragraph" style:parent-style-name="Text_20_body">
      <style:text-properties style:font-name="DejaVu Sans" fo:font-size="14pt" fo:font-weight="normal" officeooo:rsid="01e89fbf" officeooo:paragraph-rsid="01ec78d1" style:font-size-asian="12.25pt" style:font-weight-asian="normal" style:font-size-complex="14pt" style:font-weight-complex="normal"/>
    </style:style>
    <style:style style:name="P32" style:family="paragraph" style:parent-style-name="Text_20_body">
      <style:text-properties style:font-name="DejaVu Sans" fo:font-size="14pt" fo:font-weight="normal" officeooo:rsid="01df9e60" officeooo:paragraph-rsid="01ec95cc" style:font-size-asian="12.25pt" style:font-weight-asian="normal" style:font-size-complex="14pt" style:font-weight-complex="normal"/>
    </style:style>
    <style:style style:name="P33" style:family="paragraph" style:parent-style-name="Text_20_body">
      <style:text-properties style:font-name="DejaVu Sans" fo:font-size="14pt" fo:font-weight="normal" officeooo:rsid="01df9e60" officeooo:paragraph-rsid="02108447" style:font-size-asian="12.25pt" style:font-weight-asian="normal" style:font-size-complex="14pt" style:font-weight-complex="normal"/>
    </style:style>
    <style:style style:name="P34" style:family="paragraph" style:parent-style-name="Text_20_body">
      <style:text-properties style:font-name="DejaVu Sans" fo:font-size="14pt" fo:font-weight="normal" officeooo:rsid="01ec95cc" officeooo:paragraph-rsid="01ec95cc" style:font-size-asian="12.25pt" style:font-weight-asian="normal" style:font-size-complex="14pt" style:font-weight-complex="normal"/>
    </style:style>
    <style:style style:name="P35" style:family="paragraph" style:parent-style-name="Text_20_body">
      <style:text-properties style:font-name="DejaVu Sans" fo:font-size="14pt" fo:language="fr" fo:country="FR" style:text-underline-style="none" fo:font-weight="bold" officeooo:rsid="00fc82d5" officeooo:paragraph-rsid="01e53d89" style:font-size-asian="12.25pt" style:font-weight-asian="bold" style:font-size-complex="14pt" style:font-weight-complex="bold"/>
    </style:style>
    <style:style style:name="P36" style:family="paragraph" style:parent-style-name="Text_20_body">
      <style:text-properties style:font-name="DejaVu Sans" fo:font-size="14pt" fo:language="fr" fo:country="FR" style:text-underline-style="none" fo:font-weight="normal" officeooo:rsid="01e98805" officeooo:paragraph-rsid="01e89fbf" style:font-size-asian="12.25pt" style:font-weight-asian="normal" style:font-size-complex="14pt" style:font-weight-complex="normal"/>
    </style:style>
    <style:style style:name="P37" style:family="paragraph" style:parent-style-name="Text_20_body">
      <style:text-properties style:font-name="DejaVu Sans" fo:font-size="14pt" fo:language="fr" fo:country="FR" style:text-underline-style="none" fo:font-weight="normal" officeooo:rsid="01e98805" officeooo:paragraph-rsid="01ebda63" style:font-size-asian="12.25pt" style:font-weight-asian="normal" style:font-size-complex="14pt" style:font-weight-complex="normal"/>
    </style:style>
    <style:style style:name="P38" style:family="paragraph" style:parent-style-name="Text_20_body">
      <style:text-properties style:font-name="DejaVu Sans" fo:font-size="14pt" fo:language="fr" fo:country="FR" style:text-underline-style="none" fo:font-weight="normal" officeooo:rsid="01ec0486" officeooo:paragraph-rsid="01ec0486" style:font-size-asian="12.25pt" style:font-weight-asian="normal" style:font-size-complex="14pt" style:font-weight-complex="normal"/>
    </style:style>
    <style:style style:name="P39" style:family="paragraph" style:parent-style-name="Text_20_body">
      <style:text-properties style:font-name="DejaVu Sans" fo:font-size="14pt" fo:language="fr" fo:country="FR" style:text-underline-style="none" fo:font-weight="normal" officeooo:rsid="01ec0486" officeooo:paragraph-rsid="02003e2d" style:font-size-asian="12.25pt" style:font-weight-asian="normal" style:font-size-complex="14pt" style:font-weight-complex="normal"/>
    </style:style>
    <style:style style:name="P40" style:family="paragraph" style:parent-style-name="Text_20_body">
      <style:text-properties style:font-name="DejaVu Sans" fo:font-size="14pt" fo:language="fr" fo:country="FR" style:text-underline-style="none" fo:font-weight="normal" officeooo:rsid="01ec95cc" officeooo:paragraph-rsid="01ec95cc" style:font-size-asian="12.25pt" style:font-weight-asian="normal" style:font-size-complex="14pt" style:font-weight-complex="normal"/>
    </style:style>
    <style:style style:name="P41" style:family="paragraph" style:parent-style-name="Text_20_body">
      <style:text-properties style:font-name="DejaVu Sans" fo:font-size="14pt" fo:language="fr" fo:country="FR" style:text-underline-style="none" fo:font-weight="normal" officeooo:paragraph-rsid="020335e3" style:font-size-asian="12.25pt" style:font-weight-asian="normal" style:font-size-complex="14pt" style:font-weight-complex="normal"/>
    </style:style>
    <style:style style:name="P42"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7c3d0" style:font-size-asian="12.25pt" style:font-weight-asian="normal" style:font-size-complex="14pt" style:font-weight-complex="normal"/>
    </style:style>
    <style:style style:name="P43"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ad8a0" style:font-size-asian="12.25pt" style:font-weight-asian="normal" style:font-size-complex="14pt" style:font-weight-complex="normal"/>
    </style:style>
    <style:style style:name="P44"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b372b" officeooo:paragraph-rsid="020ad8a0" style:font-size-asian="12.25pt" style:font-weight-asian="normal" style:font-size-complex="14pt" style:font-weight-complex="normal"/>
    </style:style>
    <style:style style:name="P45"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def6c" officeooo:paragraph-rsid="020c44ea" style:font-size-asian="12.25pt" style:font-weight-asian="normal" style:font-size-complex="14pt" style:font-weight-complex="normal"/>
    </style:style>
    <style:style style:name="P46"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paragraph-rsid="021f6e93" style:font-name-asian="Noto Serif CJK SC" style:font-size-asian="12.25pt" style:font-weight-asian="normal" style:font-name-complex="Lohit Devanagari" style:font-size-complex="14pt" style:font-weight-complex="normal"/>
    </style:style>
    <style:style style:name="P47" style:family="paragraph" style:parent-style-name="Text_20_body">
      <style:paragraph-properties>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48" style:family="paragraph" style:parent-style-name="Text_20_body">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49" style:family="paragraph" style:parent-style-name="Text_20_body">
      <style:text-properties officeooo:paragraph-rsid="01ec0486"/>
    </style:style>
    <style:style style:name="P50" style:family="paragraph" style:parent-style-name="Text_20_body">
      <style:text-properties officeooo:paragraph-rsid="01f3504e"/>
    </style:style>
    <style:style style:name="P51" style:family="paragraph" style:parent-style-name="Text_20_body">
      <style:text-properties officeooo:paragraph-rsid="020335e3"/>
    </style:style>
    <style:style style:name="P52" style:family="paragraph" style:parent-style-name="Text_20_body">
      <style:paragraph-properties>
        <style:tab-stops>
          <style:tab-stop style:position="4.389cm"/>
        </style:tab-stops>
      </style:paragraph-properties>
      <style:text-properties officeooo:paragraph-rsid="0207c3d0"/>
    </style:style>
    <style:style style:name="P53" style:family="paragraph" style:parent-style-name="Text_20_body">
      <style:paragraph-properties>
        <style:tab-stops>
          <style:tab-stop style:position="4.389cm"/>
        </style:tab-stops>
      </style:paragraph-properties>
      <style:text-properties officeooo:paragraph-rsid="0213c101"/>
    </style:style>
    <style:style style:name="P54" style:family="paragraph" style:parent-style-name="Text_20_body">
      <style:paragraph-properties>
        <style:tab-stops>
          <style:tab-stop style:position="4.389cm"/>
        </style:tab-stops>
      </style:paragraph-properties>
      <style:text-properties officeooo:paragraph-rsid="0215390f"/>
    </style:style>
    <style:style style:name="P55" style:family="paragraph" style:parent-style-name="Text_20_body">
      <style:paragraph-properties>
        <style:tab-stops>
          <style:tab-stop style:position="4.389cm"/>
        </style:tab-stops>
      </style:paragraph-properties>
      <style:text-properties officeooo:paragraph-rsid="02165fcd"/>
    </style:style>
    <style:style style:name="P56" style:family="paragraph" style:parent-style-name="Text_20_body">
      <style:paragraph-properties>
        <style:tab-stops>
          <style:tab-stop style:position="4.389cm"/>
        </style:tab-stops>
      </style:paragraph-properties>
      <style:text-properties officeooo:paragraph-rsid="021adc80"/>
    </style:style>
    <style:style style:name="P57" style:family="paragraph" style:parent-style-name="Text_20_body">
      <style:paragraph-properties>
        <style:tab-stops>
          <style:tab-stop style:position="4.389cm"/>
        </style:tab-stops>
      </style:paragraph-properties>
      <style:text-properties officeooo:paragraph-rsid="021d54b3"/>
    </style:style>
    <style:style style:name="P58" style:family="paragraph" style:parent-style-name="Text_20_body">
      <style:paragraph-properties>
        <style:tab-stops>
          <style:tab-stop style:position="4.389cm"/>
        </style:tab-stops>
      </style:paragraph-properties>
      <style:text-properties officeooo:paragraph-rsid="021e6268"/>
    </style:style>
    <style:style style:name="P59" style:family="paragraph" style:parent-style-name="Text_20_body">
      <style:paragraph-properties>
        <style:tab-stops>
          <style:tab-stop style:position="4.389cm"/>
        </style:tab-stops>
      </style:paragraph-properties>
      <style:text-properties officeooo:paragraph-rsid="021f5e0a"/>
    </style:style>
    <style:style style:name="P60" style:family="paragraph" style:parent-style-name="Text_20_body">
      <style:paragraph-properties>
        <style:tab-stops>
          <style:tab-stop style:position="4.389cm"/>
        </style:tab-stops>
      </style:paragraph-properties>
      <style:text-properties officeooo:paragraph-rsid="021f6e93"/>
    </style:style>
    <style:style style:name="P61" style:family="paragraph" style:parent-style-name="Text_20_body">
      <style:paragraph-properties>
        <style:tab-stops>
          <style:tab-stop style:position="4.389cm"/>
        </style:tab-stops>
      </style:paragraph-properties>
      <style:text-properties officeooo:paragraph-rsid="02216c9a"/>
    </style:style>
    <style:style style:name="P62" style:family="paragraph" style:parent-style-name="Text_20_body">
      <style:paragraph-properties>
        <style:tab-stops>
          <style:tab-stop style:position="4.389cm"/>
        </style:tab-stops>
      </style:paragraph-properties>
      <style:text-properties officeooo:paragraph-rsid="0222a426"/>
    </style:style>
    <style:style style:name="P63" style:family="paragraph" style:parent-style-name="Text_20_body">
      <style:paragraph-properties>
        <style:tab-stops>
          <style:tab-stop style:position="4.389cm"/>
        </style:tab-stops>
      </style:paragraph-properties>
      <style:text-properties officeooo:paragraph-rsid="02249471"/>
    </style:style>
    <style:style style:name="P64" style:family="paragraph" style:parent-style-name="Text_20_body">
      <style:paragraph-properties>
        <style:tab-stops>
          <style:tab-stop style:position="4.389cm"/>
        </style:tab-stops>
      </style:paragraph-properties>
      <style:text-properties officeooo:paragraph-rsid="0225d133"/>
    </style:style>
    <style:style style:name="P65" style:family="paragraph" style:parent-style-name="Text_20_body">
      <style:paragraph-properties>
        <style:tab-stops>
          <style:tab-stop style:position="4.389cm"/>
        </style:tab-stops>
      </style:paragraph-properties>
      <style:text-properties officeooo:paragraph-rsid="0225def0"/>
    </style:style>
    <style:style style:name="P66" style:family="paragraph" style:parent-style-name="Text_20_body">
      <style:paragraph-properties>
        <style:tab-stops>
          <style:tab-stop style:position="4.389cm"/>
        </style:tab-stops>
      </style:paragraph-properties>
      <style:text-properties fo:font-weight="bold" officeooo:paragraph-rsid="020ad8a0" style:font-weight-asian="bold" style:font-weight-complex="bold"/>
    </style:style>
    <style:style style:name="P67" style:family="paragraph" style:parent-style-name="Text_20_body">
      <style:paragraph-properties>
        <style:tab-stops>
          <style:tab-stop style:position="4.389cm"/>
        </style:tab-stops>
      </style:paragraph-properties>
      <style:text-properties fo:font-weight="bold" officeooo:paragraph-rsid="020c44ea" style:font-weight-asian="bold" style:font-weight-complex="bold"/>
    </style:style>
    <style:style style:name="P68" style:family="paragraph" style:parent-style-name="Text_20_body">
      <style:paragraph-properties>
        <style:tab-stops>
          <style:tab-stop style:position="4.389cm"/>
          <style:tab-stop style:position="15.004cm"/>
        </style:tab-stops>
      </style:paragraph-properties>
      <style:text-properties officeooo:paragraph-rsid="02181d1d"/>
    </style:style>
    <style:style style:name="P69" style:family="paragraph" style:parent-style-name="Text_20_body">
      <style:paragraph-properties>
        <style:tab-stops>
          <style:tab-stop style:position="4.389cm"/>
          <style:tab-stop style:position="15.004cm"/>
        </style:tab-stops>
      </style:paragraph-properties>
      <style:text-properties officeooo:paragraph-rsid="02187d89"/>
    </style:style>
    <style:style style:name="P70" style:family="paragraph" style:parent-style-name="Text_20_body">
      <style:paragraph-properties>
        <style:tab-stops>
          <style:tab-stop style:position="4.389cm"/>
          <style:tab-stop style:position="15.004cm"/>
        </style:tab-stops>
      </style:paragraph-properties>
      <style:text-properties officeooo:paragraph-rsid="02197794"/>
    </style:style>
    <style:style style:name="P71" style:family="paragraph" style:parent-style-name="Text_20_body">
      <style:paragraph-properties>
        <style:tab-stops>
          <style:tab-stop style:position="4.389cm"/>
          <style:tab-stop style:position="15.004cm"/>
        </style:tab-stops>
      </style:paragraph-properties>
      <style:text-properties officeooo:paragraph-rsid="0219cf3f"/>
    </style:style>
    <style:style style:name="P72" style:family="paragraph" style:parent-style-name="Text_20_body">
      <style:paragraph-properties>
        <style:tab-stops>
          <style:tab-stop style:position="4.389cm"/>
          <style:tab-stop style:position="15.004cm"/>
        </style:tab-stops>
      </style:paragraph-properties>
      <style:text-properties officeooo:paragraph-rsid="02275bb2"/>
    </style:style>
    <style:style style:name="P73" style:family="paragraph" style:parent-style-name="Heading_20_3">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74" style:family="paragraph" style:parent-style-name="Heading_20_3">
      <style:paragraph-properties fo:text-align="center" style:justify-single-word="false"/>
      <style:text-properties style:font-name="DejaVu Sans" fo:font-size="32pt" fo:font-weight="bold" officeooo:rsid="01dae4f4" officeooo:paragraph-rsid="01dae4f4" style:font-size-asian="32pt" style:font-weight-asian="bold" style:font-size-complex="32pt" style:font-weight-complex="bold"/>
    </style:style>
    <style:style style:name="P75"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76"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241c51" style:font-size-asian="14pt" style:font-weight-asian="bold" style:font-size-complex="14pt" style:font-weight-complex="bold"/>
    </style:style>
    <style:style style:name="P77" style:family="paragraph" style:parent-style-name="Heading_20_1">
      <style:paragraph-properties fo:break-before="page"/>
    </style:style>
    <style:style style:name="P78" style:family="paragraph" style:parent-style-name="Heading_20_2">
      <style:paragraph-properties>
        <style:tab-stops>
          <style:tab-stop style:position="4.389cm"/>
        </style:tab-stops>
      </style:paragraph-properties>
      <style:text-properties officeooo:paragraph-rsid="021f5e0a"/>
    </style:style>
    <style:style style:name="P79" style:family="paragraph" style:parent-style-name="Heading_20_2">
      <style:paragraph-properties>
        <style:tab-stops>
          <style:tab-stop style:position="4.389cm"/>
        </style:tab-stops>
      </style:paragraph-properties>
      <style:text-properties officeooo:paragraph-rsid="02303f13"/>
    </style:style>
    <style:style style:name="P80" style:family="paragraph" style:parent-style-name="Text_20_body">
      <style:paragraph-properties>
        <style:tab-stops>
          <style:tab-stop style:position="4.389cm"/>
        </style:tab-stops>
      </style:paragraph-properties>
      <style:text-properties officeooo:paragraph-rsid="0222a426"/>
    </style:style>
    <style:style style:name="P81" style:family="paragraph" style:parent-style-name="Text_20_body">
      <style:paragraph-properties>
        <style:tab-stops>
          <style:tab-stop style:position="4.389cm"/>
        </style:tab-stops>
      </style:paragraph-properties>
      <style:text-properties officeooo:paragraph-rsid="022f865e"/>
    </style:style>
    <style:style style:name="P82" style:family="paragraph" style:parent-style-name="Text_20_body">
      <style:paragraph-properties>
        <style:tab-stops>
          <style:tab-stop style:position="4.389cm"/>
        </style:tab-stops>
      </style:paragraph-properties>
      <style:text-properties officeooo:paragraph-rsid="02303f13"/>
    </style:style>
    <style:style style:name="P83" style:family="paragraph" style:parent-style-name="Text_20_body">
      <style:paragraph-properties>
        <style:tab-stops>
          <style:tab-stop style:position="4.389cm"/>
        </style:tab-stops>
      </style:paragraph-properties>
      <style:text-properties officeooo:paragraph-rsid="0231134f"/>
    </style:style>
    <style:style style:name="P84" style:family="paragraph" style:parent-style-name="Text_20_body">
      <style:paragraph-properties>
        <style:tab-stops>
          <style:tab-stop style:position="4.389cm"/>
        </style:tab-stops>
      </style:paragraph-properties>
      <style:text-properties officeooo:paragraph-rsid="02330187"/>
    </style:style>
    <style:style style:name="P85" style:family="paragraph" style:parent-style-name="Text_20_body">
      <style:paragraph-properties>
        <style:tab-stops>
          <style:tab-stop style:position="4.389cm"/>
        </style:tab-stops>
      </style:paragraph-properties>
      <style:text-properties officeooo:paragraph-rsid="0238ac9d"/>
    </style:style>
    <style:style style:name="P86" style:family="paragraph" style:parent-style-name="Text_20_body">
      <style:paragraph-properties>
        <style:tab-stops>
          <style:tab-stop style:position="4.389cm"/>
        </style:tab-stops>
      </style:paragraph-properties>
      <style:text-properties officeooo:paragraph-rsid="023991dd"/>
    </style:style>
    <style:style style:name="P87" style:family="paragraph" style:parent-style-name="Text_20_body">
      <style:paragraph-properties>
        <style:tab-stops>
          <style:tab-stop style:position="4.389cm"/>
        </style:tab-stops>
      </style:paragraph-properties>
      <style:text-properties officeooo:paragraph-rsid="023f320b"/>
    </style:style>
    <style:style style:name="P88" style:family="paragraph" style:parent-style-name="Text_20_body">
      <style:paragraph-properties>
        <style:tab-stops>
          <style:tab-stop style:position="4.389cm"/>
          <style:tab-stop style:position="15.004cm"/>
        </style:tab-stops>
      </style:paragraph-properties>
      <style:text-properties officeooo:paragraph-rsid="0226bc23"/>
    </style:style>
    <style:style style:name="P89" style:family="paragraph" style:parent-style-name="Text_20_body">
      <style:paragraph-properties>
        <style:tab-stops>
          <style:tab-stop style:position="4.389cm"/>
          <style:tab-stop style:position="15.004cm"/>
        </style:tab-stops>
      </style:paragraph-properties>
      <style:text-properties officeooo:paragraph-rsid="02330187"/>
    </style:style>
    <style:style style:name="P90" style:family="paragraph" style:parent-style-name="Text_20_body">
      <style:paragraph-properties>
        <style:tab-stops>
          <style:tab-stop style:position="4.389cm"/>
          <style:tab-stop style:position="15.004cm"/>
        </style:tab-stops>
      </style:paragraph-properties>
      <style:text-properties officeooo:paragraph-rsid="0233b007"/>
    </style:style>
    <style:style style:name="P91" style:family="paragraph" style:parent-style-name="Text_20_body">
      <style:paragraph-properties>
        <style:tab-stops>
          <style:tab-stop style:position="4.389cm"/>
          <style:tab-stop style:position="15.004cm"/>
        </style:tab-stops>
      </style:paragraph-properties>
      <style:text-properties officeooo:paragraph-rsid="02347d19"/>
    </style:style>
    <style:style style:name="P92" style:family="paragraph" style:parent-style-name="Text_20_body">
      <style:paragraph-properties>
        <style:tab-stops>
          <style:tab-stop style:position="4.389cm"/>
          <style:tab-stop style:position="15.004cm"/>
        </style:tab-stops>
      </style:paragraph-properties>
      <style:text-properties officeooo:paragraph-rsid="024124ed"/>
    </style:style>
    <style:style style:name="T1" style:family="text">
      <style:text-properties style:font-name="DejaVu Sans" fo:font-size="14pt" fo:language="fr" fo:country="FR" style:text-underline-style="none" fo:font-weight="normal" style:font-size-asian="12.25pt" style:font-weight-asian="normal" style:font-size-complex="14pt" style:font-weight-complex="normal"/>
    </style:style>
    <style:style style:name="T2" style:family="text">
      <style:text-properties style:font-name="DejaVu Sans" fo:font-size="14pt" fo:language="fr" fo:country="FR" style:text-underline-style="none" fo:font-weight="normal" officeooo:rsid="01e005c8" style:font-size-asian="12.25pt" style:font-weight-asian="normal" style:font-size-complex="14pt" style:font-weight-complex="normal"/>
    </style:style>
    <style:style style:name="T3" style:family="text">
      <style:text-properties style:font-name="DejaVu Sans" fo:font-size="14pt" fo:language="fr" fo:country="FR" style:text-underline-style="none" fo:font-weight="normal" officeooo:rsid="01df9e60" style:font-size-asian="12.25pt" style:font-weight-asian="normal" style:font-size-complex="14pt" style:font-weight-complex="normal"/>
    </style:style>
    <style:style style:name="T4" style:family="text">
      <style:text-properties style:font-name="DejaVu Sans" fo:font-size="14pt" fo:language="fr" fo:country="FR" style:text-underline-style="none" fo:font-weight="normal" officeooo:rsid="01ee83b0" style:font-size-asian="12.25pt" style:font-weight-asian="normal" style:font-size-complex="14pt" style:font-weight-complex="normal"/>
    </style:style>
    <style:style style:name="T5" style:family="text">
      <style:text-properties style:font-name="DejaVu Sans" fo:font-size="14pt" fo:language="fr" fo:country="FR" style:text-underline-style="none" fo:font-weight="normal" officeooo:rsid="01f1413d" style:font-size-asian="12.25pt" style:font-weight-asian="normal" style:font-size-complex="14pt" style:font-weight-complex="normal"/>
    </style:style>
    <style:style style:name="T6" style:family="text">
      <style:text-properties style:font-name="DejaVu Sans" fo:font-size="14pt" fo:language="fr" fo:country="FR" style:text-underline-style="none" fo:font-weight="normal" officeooo:rsid="01f21c95" style:font-size-asian="12.25pt" style:font-weight-asian="normal" style:font-size-complex="14pt" style:font-weight-complex="normal"/>
    </style:style>
    <style:style style:name="T7" style:family="text">
      <style:text-properties style:font-name="DejaVu Sans" fo:font-size="14pt" fo:language="fr" fo:country="FR" style:text-underline-style="none" fo:font-weight="normal" officeooo:rsid="01f3504e" style:font-size-asian="12.25pt" style:font-weight-asian="normal" style:font-size-complex="14pt" style:font-weight-complex="normal"/>
    </style:style>
    <style:style style:name="T8" style:family="text">
      <style:text-properties style:font-name="DejaVu Sans" fo:font-size="14pt" fo:language="fr" fo:country="FR" style:text-underline-style="none" fo:font-weight="normal" officeooo:rsid="01ec0486" style:font-size-asian="12.25pt" style:font-weight-asian="normal" style:font-size-complex="14pt" style:font-weight-complex="normal"/>
    </style:style>
    <style:style style:name="T9" style:family="text">
      <style:text-properties style:font-name="DejaVu Sans" fo:font-size="14pt" fo:language="fr" fo:country="FR" style:text-underline-style="none" fo:font-weight="normal" officeooo:rsid="020335e3" style:font-size-asian="12.25pt" style:font-weight-asian="normal" style:font-size-complex="14pt" style:font-weight-complex="normal"/>
    </style:style>
    <style:style style:name="T10" style:family="text">
      <style:text-properties style:font-name="DejaVu Sans" fo:font-size="14pt" fo:language="fr" fo:country="FR" style:text-underline-style="none" fo:font-weight="normal" officeooo:rsid="01fecdf3" style:font-size-asian="12.25pt" style:font-weight-asian="normal" style:font-size-complex="14pt" style:font-weight-complex="normal"/>
    </style:style>
    <style:style style:name="T11" style:family="text">
      <style:text-properties style:font-name="DejaVu Sans" fo:font-size="14pt" fo:language="fr" fo:country="FR" style:text-underline-style="none" fo:font-weight="normal" officeooo:rsid="020502ff" style:font-size-asian="12.25pt" style:font-weight-asian="normal" style:font-size-complex="14pt" style:font-weight-complex="normal"/>
    </style:style>
    <style:style style:name="T12" style:family="text">
      <style:text-properties style:font-name="DejaVu Sans" fo:font-size="14pt" fo:language="fr" fo:country="FR" style:text-underline-style="none" fo:font-weight="normal" officeooo:rsid="02003e2d" style:font-size-asian="12.25pt" style:font-weight-asian="normal" style:font-size-complex="14pt" style:font-weight-complex="normal"/>
    </style:style>
    <style:style style:name="T13" style:family="text">
      <style:text-properties style:font-name="DejaVu Sans" fo:font-size="14pt" fo:language="fr" fo:country="FR" style:text-underline-style="none" fo:font-weight="normal" officeooo:rsid="020664d3" style:font-size-asian="12.25pt" style:font-weight-asian="normal" style:font-size-complex="14pt" style:font-weight-complex="normal"/>
    </style:style>
    <style:style style:name="T14" style:family="text">
      <style:text-properties style:font-name="DejaVu Sans" fo:font-size="14pt" fo:language="fr" fo:country="FR" style:text-underline-style="none" fo:font-weight="normal" officeooo:rsid="020ad8a0" style:font-size-asian="12.25pt" style:font-weight-asian="normal" style:font-size-complex="14pt" style:font-weight-complex="normal"/>
    </style:style>
    <style:style style:name="T15" style:family="text">
      <style:text-properties style:font-name="DejaVu Sans" fo:font-size="14pt" fo:language="fr" fo:country="FR" style:text-underline-style="none" fo:font-weight="normal" officeooo:rsid="02036422" style:font-size-asian="12.25pt" style:font-weight-asian="normal" style:font-size-complex="14pt" style:font-weight-complex="normal"/>
    </style:style>
    <style:style style:name="T16" style:family="text">
      <style:text-properties style:font-name="DejaVu Sans" fo:font-size="14pt" fo:language="fr" fo:country="FR" style:text-underline-style="none" fo:font-weight="normal" officeooo:rsid="020b372b" style:font-size-asian="12.25pt" style:font-weight-asian="normal" style:font-size-complex="14pt" style:font-weight-complex="normal"/>
    </style:style>
    <style:style style:name="T17" style:family="text">
      <style:text-properties style:font-name="DejaVu Sans" fo:font-size="14pt" fo:language="fr" fo:country="FR" style:text-underline-style="none" fo:font-weight="normal" officeooo:rsid="020bca83" style:font-size-asian="12.25pt" style:font-weight-asian="normal" style:font-size-complex="14pt" style:font-weight-complex="normal"/>
    </style:style>
    <style:style style:name="T18" style:family="text">
      <style:text-properties style:font-name="DejaVu Sans" fo:font-size="14pt" fo:language="fr" fo:country="FR" style:text-underline-style="none" fo:font-weight="normal" officeooo:rsid="020def6c" style:font-size-asian="12.25pt" style:font-weight-asian="normal" style:font-size-complex="14pt" style:font-weight-complex="normal"/>
    </style:style>
    <style:style style:name="T19" style:family="text">
      <style:text-properties style:font-name="DejaVu Sans" fo:font-size="14pt" fo:language="fr" fo:country="FR" style:text-underline-style="none" fo:font-weight="normal" officeooo:rsid="0215390f" style:font-name-asian="Noto Serif CJK SC" style:font-size-asian="12.25pt" style:font-weight-asian="normal" style:font-name-complex="Lohit Devanagari" style:font-size-complex="14pt" style:font-weight-complex="normal"/>
    </style:style>
    <style:style style:name="T20" style:family="text">
      <style:text-properties style:font-name="DejaVu Sans" fo:font-size="14pt" fo:language="fr" fo:country="FR" style:text-underline-style="none" fo:font-weight="normal" officeooo:rsid="02165fcd" style:font-name-asian="Noto Serif CJK SC" style:font-size-asian="12.25pt" style:font-weight-asian="normal" style:font-name-complex="Lohit Devanagari" style:font-size-complex="14pt" style:font-weight-complex="normal"/>
    </style:style>
    <style:style style:name="T21" style:family="text">
      <style:text-properties style:font-name="DejaVu Sans" fo:font-size="14pt" fo:language="fr" fo:country="FR" style:text-underline-style="none" fo:font-weight="normal" officeooo:rsid="02181d1d" style:font-name-asian="Noto Serif CJK SC" style:font-size-asian="12.25pt" style:font-weight-asian="normal" style:font-name-complex="Lohit Devanagari" style:font-size-complex="14pt" style:font-weight-complex="normal"/>
    </style:style>
    <style:style style:name="T22" style:family="text">
      <style:text-properties style:font-name="DejaVu Sans" fo:font-size="14pt" fo:language="fr" fo:country="FR" style:text-underline-style="none" fo:font-weight="normal" officeooo:rsid="02187d89" style:font-name-asian="Noto Serif CJK SC" style:font-size-asian="12.25pt" style:font-weight-asian="normal" style:font-name-complex="Lohit Devanagari" style:font-size-complex="14pt" style:font-weight-complex="normal"/>
    </style:style>
    <style:style style:name="T23" style:family="text">
      <style:text-properties style:font-name="DejaVu Sans" fo:font-size="14pt" fo:language="fr" fo:country="FR" style:text-underline-style="none" fo:font-weight="normal" officeooo:rsid="02190b91" style:font-name-asian="Noto Serif CJK SC" style:font-size-asian="12.25pt" style:font-weight-asian="normal" style:font-name-complex="Lohit Devanagari" style:font-size-complex="14pt" style:font-weight-complex="normal"/>
    </style:style>
    <style:style style:name="T24" style:family="text">
      <style:text-properties style:font-name="DejaVu Sans" fo:font-size="14pt" fo:language="fr" fo:country="FR" style:text-underline-style="none" fo:font-weight="normal" officeooo:rsid="02197794" style:font-name-asian="Noto Serif CJK SC" style:font-size-asian="12.25pt" style:font-weight-asian="normal" style:font-name-complex="Lohit Devanagari" style:font-size-complex="14pt" style:font-weight-complex="normal"/>
    </style:style>
    <style:style style:name="T25" style:family="text">
      <style:text-properties style:font-name="DejaVu Sans" fo:font-size="14pt" fo:language="fr" fo:country="FR" style:text-underline-style="none" fo:font-weight="normal" officeooo:rsid="0219cf3f" style:font-name-asian="Noto Serif CJK SC" style:font-size-asian="12.25pt" style:font-weight-asian="normal" style:font-name-complex="Lohit Devanagari" style:font-size-complex="14pt" style:font-weight-complex="normal"/>
    </style:style>
    <style:style style:name="T26" style:family="text">
      <style:text-properties style:font-name="DejaVu Sans" fo:font-size="14pt" fo:language="fr" fo:country="FR" style:text-underline-style="none" fo:font-weight="normal" officeooo:rsid="021a0791" style:font-name-asian="Noto Serif CJK SC" style:font-size-asian="12.25pt" style:font-weight-asian="normal" style:font-name-complex="Lohit Devanagari" style:font-size-complex="14pt" style:font-weight-complex="normal"/>
    </style:style>
    <style:style style:name="T27" style:family="text">
      <style:text-properties style:font-name="DejaVu Sans" fo:font-size="14pt" fo:language="fr" fo:country="FR" style:text-underline-style="none" fo:font-weight="normal" officeooo:rsid="021adc80" style:font-name-asian="Noto Serif CJK SC" style:font-size-asian="12.25pt" style:font-weight-asian="normal" style:font-name-complex="Lohit Devanagari" style:font-size-complex="14pt" style:font-weight-complex="normal"/>
    </style:style>
    <style:style style:name="T28" style:family="text">
      <style:text-properties style:font-name="DejaVu Sans" fo:font-size="14pt" fo:language="fr" fo:country="FR" style:text-underline-style="none" fo:font-weight="normal" officeooo:rsid="021c7af9" style:font-name-asian="Noto Serif CJK SC" style:font-size-asian="12.25pt" style:font-weight-asian="normal" style:font-name-complex="Lohit Devanagari" style:font-size-complex="14pt" style:font-weight-complex="normal"/>
    </style:style>
    <style:style style:name="T29" style:family="text">
      <style:text-properties style:font-name="DejaVu Sans" fo:font-size="14pt" fo:language="fr" fo:country="FR" style:text-underline-style="none" fo:font-weight="normal" officeooo:rsid="021d54b3" style:font-name-asian="Noto Serif CJK SC" style:font-size-asian="12.25pt" style:font-weight-asian="normal" style:font-name-complex="Lohit Devanagari" style:font-size-complex="14pt" style:font-weight-complex="normal"/>
    </style:style>
    <style:style style:name="T30" style:family="text">
      <style:text-properties style:font-name="DejaVu Sans" fo:font-size="14pt" fo:language="fr" fo:country="FR" style:text-underline-style="none" fo:font-weight="normal" officeooo:rsid="021e6268" style:font-name-asian="Noto Serif CJK SC" style:font-size-asian="12.25pt" style:font-weight-asian="normal" style:font-name-complex="Lohit Devanagari" style:font-size-complex="14pt" style:font-weight-complex="normal"/>
    </style:style>
    <style:style style:name="T31" style:family="text">
      <style:text-properties style:font-name="DejaVu Sans" fo:font-size="14pt" fo:language="fr" fo:country="FR" style:text-underline-style="none" fo:font-weight="normal" officeooo:rsid="021f6e93" style:font-name-asian="Noto Serif CJK SC" style:font-size-asian="12.25pt" style:font-weight-asian="normal" style:font-name-complex="Lohit Devanagari" style:font-size-complex="14pt" style:font-weight-complex="normal"/>
    </style:style>
    <style:style style:name="T32" style:family="text">
      <style:text-properties style:font-name="DejaVu Sans" fo:font-size="14pt" fo:language="fr" fo:country="FR" style:text-underline-style="none" fo:font-weight="normal" officeooo:rsid="02216c9a" style:font-name-asian="Noto Serif CJK SC" style:font-size-asian="12.25pt" style:font-weight-asian="normal" style:font-name-complex="Lohit Devanagari" style:font-size-complex="14pt" style:font-weight-complex="normal"/>
    </style:style>
    <style:style style:name="T33" style:family="text">
      <style:text-properties style:font-name="DejaVu Sans" fo:font-size="14pt" fo:language="fr" fo:country="FR" style:text-underline-style="none" fo:font-weight="normal" officeooo:rsid="0222a426" style:font-name-asian="Noto Serif CJK SC" style:font-size-asian="12.25pt" style:font-weight-asian="normal" style:font-name-complex="Lohit Devanagari" style:font-size-complex="14pt" style:font-weight-complex="normal"/>
    </style:style>
    <style:style style:name="T34" style:family="text">
      <style:text-properties style:font-name="DejaVu Sans" fo:font-size="14pt" fo:language="fr" fo:country="FR" style:text-underline-style="none" fo:font-weight="normal" officeooo:rsid="02240b93" style:font-name-asian="Noto Serif CJK SC" style:font-size-asian="12.25pt" style:font-weight-asian="normal" style:font-name-complex="Lohit Devanagari" style:font-size-complex="14pt" style:font-weight-complex="normal"/>
    </style:style>
    <style:style style:name="T35" style:family="text">
      <style:text-properties style:font-name="DejaVu Sans" fo:font-size="14pt" fo:language="fr" fo:country="FR" style:text-underline-style="none" fo:font-weight="normal" officeooo:rsid="0225d133" style:font-name-asian="Noto Serif CJK SC" style:font-size-asian="12.25pt" style:font-weight-asian="normal" style:font-name-complex="Lohit Devanagari" style:font-size-complex="14pt" style:font-weight-complex="normal"/>
    </style:style>
    <style:style style:name="T36" style:family="text">
      <style:text-properties style:font-name="DejaVu Sans" fo:font-size="14pt" fo:language="fr" fo:country="FR" style:text-underline-style="none" fo:font-weight="normal" officeooo:rsid="02275bb2" style:font-name-asian="Noto Serif CJK SC" style:font-size-asian="12.25pt" style:font-weight-asian="normal" style:font-name-complex="Lohit Devanagari" style:font-size-complex="14pt" style:font-weight-complex="normal"/>
    </style:style>
    <style:style style:name="T37" style:family="text">
      <style:text-properties style:font-name="DejaVu Sans" fo:font-size="14pt" fo:language="fr" fo:country="FR" style:text-underline-style="none" fo:font-weight="normal" officeooo:rsid="0228c577" style:font-name-asian="Noto Serif CJK SC" style:font-size-asian="12.25pt" style:font-weight-asian="normal" style:font-name-complex="Lohit Devanagari" style:font-size-complex="14pt" style:font-weight-complex="normal"/>
    </style:style>
    <style:style style:name="T38" style:family="text">
      <style:text-properties style:font-name="DejaVu Sans" fo:font-size="14pt" fo:language="fr" fo:country="FR" style:text-underline-style="none" fo:font-weight="normal" officeooo:rsid="02293248" style:font-name-asian="Noto Serif CJK SC" style:font-size-asian="12.25pt" style:font-weight-asian="normal" style:font-name-complex="Lohit Devanagari" style:font-size-complex="14pt" style:font-weight-complex="normal"/>
    </style:style>
    <style:style style:name="T39" style:family="text">
      <style:text-properties style:font-name="DejaVu Sans" fo:font-size="14pt" fo:language="fr" fo:country="FR" style:text-underline-style="none" fo:font-weight="normal" officeooo:rsid="022c239c" style:font-name-asian="Noto Serif CJK SC" style:font-size-asian="12.25pt" style:font-weight-asian="normal" style:font-name-complex="Lohit Devanagari" style:font-size-complex="14pt" style:font-weight-complex="normal"/>
    </style:style>
    <style:style style:name="T40" style:family="text">
      <style:text-properties style:font-name="DejaVu Sans" fo:font-size="14pt" fo:language="fr" fo:country="FR" style:text-underline-style="none" fo:font-weight="normal" officeooo:rsid="0231134f" style:font-name-asian="Noto Serif CJK SC" style:font-size-asian="12.25pt" style:font-weight-asian="normal" style:font-name-complex="Lohit Devanagari" style:font-size-complex="14pt" style:font-weight-complex="normal"/>
    </style:style>
    <style:style style:name="T41" style:family="text">
      <style:text-properties style:font-name="DejaVu Sans" fo:font-size="14pt" fo:language="fr" fo:country="FR" style:text-underline-style="none" fo:font-weight="normal" officeooo:rsid="02330187" style:font-name-asian="Noto Serif CJK SC" style:font-size-asian="12.25pt" style:font-weight-asian="normal" style:font-name-complex="Lohit Devanagari" style:font-size-complex="14pt" style:font-weight-complex="normal"/>
    </style:style>
    <style:style style:name="T42" style:family="text">
      <style:text-properties style:font-name="DejaVu Sans" fo:font-size="14pt" fo:language="fr" fo:country="FR" style:text-underline-style="none" fo:font-weight="normal" officeooo:rsid="0233b007" style:font-name-asian="Noto Serif CJK SC" style:font-size-asian="12.25pt" style:font-weight-asian="normal" style:font-name-complex="Lohit Devanagari" style:font-size-complex="14pt" style:font-weight-complex="normal"/>
    </style:style>
    <style:style style:name="T43" style:family="text">
      <style:text-properties style:font-name="DejaVu Sans" fo:font-size="14pt" fo:language="fr" fo:country="FR" style:text-underline-style="none" fo:font-weight="normal" officeooo:rsid="02347d19" style:font-name-asian="Noto Serif CJK SC" style:font-size-asian="12.25pt" style:font-weight-asian="normal" style:font-name-complex="Lohit Devanagari" style:font-size-complex="14pt" style:font-weight-complex="normal"/>
    </style:style>
    <style:style style:name="T44" style:family="text">
      <style:text-properties style:font-name="DejaVu Sans" fo:font-size="14pt" fo:language="fr" fo:country="FR" style:text-underline-style="none" fo:font-weight="normal" officeooo:rsid="02353de8" style:font-name-asian="Noto Serif CJK SC" style:font-size-asian="12.25pt" style:font-weight-asian="normal" style:font-name-complex="Lohit Devanagari" style:font-size-complex="14pt" style:font-weight-complex="normal"/>
    </style:style>
    <style:style style:name="T45" style:family="text">
      <style:text-properties style:font-name="DejaVu Sans" fo:font-size="14pt" fo:language="fr" fo:country="FR" style:text-underline-style="none" fo:font-weight="normal" officeooo:rsid="023991dd" style:font-name-asian="Noto Serif CJK SC" style:font-size-asian="12.25pt" style:font-weight-asian="normal" style:font-name-complex="Lohit Devanagari" style:font-size-complex="14pt" style:font-weight-complex="normal"/>
    </style:style>
    <style:style style:name="T46" style:family="text">
      <style:text-properties style:font-name="DejaVu Sans" fo:font-size="14pt" fo:language="fr" fo:country="FR" style:text-underline-style="none" fo:font-weight="normal" officeooo:rsid="023c6ae9" style:font-name-asian="Noto Serif CJK SC" style:font-size-asian="12.25pt" style:font-weight-asian="normal" style:font-name-complex="Lohit Devanagari" style:font-size-complex="14pt" style:font-weight-complex="normal"/>
    </style:style>
    <style:style style:name="T47" style:family="text">
      <style:text-properties style:font-name="DejaVu Sans" fo:font-size="14pt" fo:language="fr" fo:country="FR" style:text-underline-style="none" fo:font-weight="normal" officeooo:rsid="0241b71a" style:font-name-asian="Noto Serif CJK SC" style:font-size-asian="12.25pt" style:font-weight-asian="normal" style:font-name-complex="Lohit Devanagari" style:font-size-complex="14pt" style:font-weight-complex="normal"/>
    </style:style>
    <style:style style:name="T48" style:family="text">
      <style:text-properties style:font-name="DejaVu Sans" fo:font-size="14pt" fo:language="fr" fo:country="FR" style:text-underline-style="none" fo:font-weight="normal" officeooo:rsid="02429e8b" style:font-name-asian="Noto Serif CJK SC" style:font-size-asian="12.25pt" style:font-weight-asian="normal" style:font-name-complex="Lohit Devanagari" style:font-size-complex="14pt" style:font-weight-complex="normal"/>
    </style:style>
    <style:style style:name="T49" style:family="text">
      <style:text-properties style:font-name="DejaVu Sans" fo:font-size="14pt" fo:language="fr" fo:country="FR" style:text-underline-style="none" fo:font-weight="bold" officeooo:rsid="01ee83b0" style:font-size-asian="12.25pt" style:font-weight-asian="bold" style:font-size-complex="14pt" style:font-weight-complex="bold"/>
    </style:style>
    <style:style style:name="T50" style:family="text">
      <style:text-properties style:font-name="DejaVu Sans" fo:font-size="14pt" fo:language="fr" fo:country="FR" style:text-underline-style="none" fo:font-weight="bold" officeooo:rsid="01f3504e" style:font-size-asian="12.25pt" style:font-weight-asian="bold" style:font-size-complex="14pt" style:font-weight-complex="bold"/>
    </style:style>
    <style:style style:name="T51" style:family="text">
      <style:text-properties style:font-name="DejaVu Sans" fo:font-size="14pt" fo:language="fr" fo:country="FR" style:text-underline-style="none" fo:font-weight="bold" officeooo:rsid="02036422" style:font-size-asian="12.25pt" style:font-weight-asian="bold" style:font-size-complex="14pt" style:font-weight-complex="bold"/>
    </style:style>
    <style:style style:name="T52" style:family="text">
      <style:text-properties style:font-name="DejaVu Sans" fo:font-size="14pt" fo:language="fr" fo:country="FR" style:text-underline-style="none" fo:font-weight="bold" officeooo:rsid="0213c101" style:font-name-asian="Noto Serif CJK SC" style:font-size-asian="12.25pt" style:font-weight-asian="bold" style:font-name-complex="Lohit Devanagari" style:font-size-complex="14pt" style:font-weight-complex="bold"/>
    </style:style>
    <style:style style:name="T53" style:family="text">
      <style:text-properties style:font-name="DejaVu Sans" fo:font-size="14pt" fo:language="fr" fo:country="FR" style:text-underline-style="none" fo:font-weight="bold" officeooo:rsid="02165fcd" style:font-name-asian="Noto Serif CJK SC" style:font-size-asian="12.25pt" style:font-weight-asian="bold" style:font-name-complex="Lohit Devanagari" style:font-size-complex="14pt" style:font-weight-complex="bold"/>
    </style:style>
    <style:style style:name="T54" style:family="text">
      <style:text-properties style:font-name="DejaVu Sans" fo:font-size="14pt" fo:language="fr" fo:country="FR" style:text-underline-style="none" fo:font-weight="bold" officeooo:rsid="02181d1d" style:font-name-asian="Noto Serif CJK SC" style:font-size-asian="12.25pt" style:font-weight-asian="bold" style:font-name-complex="Lohit Devanagari" style:font-size-complex="14pt" style:font-weight-complex="bold"/>
    </style:style>
    <style:style style:name="T55" style:family="text">
      <style:text-properties style:font-name="DejaVu Sans" fo:font-size="14pt" fo:language="fr" fo:country="FR" style:text-underline-style="none" fo:font-weight="bold" officeooo:rsid="02187d89" style:font-name-asian="Noto Serif CJK SC" style:font-size-asian="12.25pt" style:font-weight-asian="bold" style:font-name-complex="Lohit Devanagari" style:font-size-complex="14pt" style:font-weight-complex="bold"/>
    </style:style>
    <style:style style:name="T56" style:family="text">
      <style:text-properties style:font-name="DejaVu Sans" fo:font-size="14pt" fo:language="fr" fo:country="FR" style:text-underline-style="none" fo:font-weight="bold" officeooo:rsid="02197794" style:font-name-asian="Noto Serif CJK SC" style:font-size-asian="12.25pt" style:font-weight-asian="bold" style:font-name-complex="Lohit Devanagari" style:font-size-complex="14pt" style:font-weight-complex="bold"/>
    </style:style>
    <style:style style:name="T57" style:family="text">
      <style:text-properties style:font-name="DejaVu Sans" fo:font-size="14pt" fo:language="fr" fo:country="FR" style:text-underline-style="none" fo:font-weight="bold" officeooo:rsid="0219cf3f" style:font-name-asian="Noto Serif CJK SC" style:font-size-asian="12.25pt" style:font-weight-asian="bold" style:font-name-complex="Lohit Devanagari" style:font-size-complex="14pt" style:font-weight-complex="bold"/>
    </style:style>
    <style:style style:name="T58" style:family="text">
      <style:text-properties style:font-name="DejaVu Sans" fo:font-size="14pt" fo:language="fr" fo:country="FR" style:text-underline-style="none" fo:font-weight="bold" officeooo:rsid="021f6e93" style:font-name-asian="Noto Serif CJK SC" style:font-size-asian="12.25pt" style:font-weight-asian="bold" style:font-name-complex="Lohit Devanagari" style:font-size-complex="14pt" style:font-weight-complex="bold"/>
    </style:style>
    <style:style style:name="T59" style:family="text">
      <style:text-properties style:font-name="DejaVu Sans" fo:font-size="14pt" fo:language="fr" fo:country="FR" style:text-underline-style="none" fo:font-weight="bold" officeooo:rsid="0222a426" style:font-name-asian="Noto Serif CJK SC" style:font-size-asian="12.25pt" style:font-weight-asian="bold" style:font-name-complex="Lohit Devanagari" style:font-size-complex="14pt" style:font-weight-complex="bold"/>
    </style:style>
    <style:style style:name="T60" style:family="text">
      <style:text-properties style:font-name="DejaVu Sans" fo:font-size="14pt" fo:language="fr" fo:country="FR" style:text-underline-style="none" fo:font-weight="bold" officeooo:rsid="02249471" style:font-name-asian="Noto Serif CJK SC" style:font-size-asian="12.25pt" style:font-weight-asian="bold" style:font-name-complex="Lohit Devanagari" style:font-size-complex="14pt" style:font-weight-complex="bold"/>
    </style:style>
    <style:style style:name="T61" style:family="text">
      <style:text-properties style:font-name="DejaVu Sans" fo:font-size="14pt" fo:language="fr" fo:country="FR" style:text-underline-style="none" fo:font-weight="bold" officeooo:rsid="0225def0" style:font-name-asian="Noto Serif CJK SC" style:font-size-asian="12.25pt" style:font-weight-asian="bold" style:font-name-complex="Lohit Devanagari" style:font-size-complex="14pt" style:font-weight-complex="bold"/>
    </style:style>
    <style:style style:name="T62" style:family="text">
      <style:text-properties style:font-name="DejaVu Sans" fo:font-size="14pt" fo:language="fr" fo:country="FR" style:text-underline-style="none" fo:font-weight="bold" officeooo:rsid="022c239c" style:font-name-asian="Noto Serif CJK SC" style:font-size-asian="12.25pt" style:font-weight-asian="bold" style:font-name-complex="Lohit Devanagari" style:font-size-complex="14pt" style:font-weight-complex="bold"/>
    </style:style>
    <style:style style:name="T63" style:family="text">
      <style:text-properties style:font-name="DejaVu Sans" fo:font-size="14pt" fo:language="fr" fo:country="FR" style:text-underline-style="none" fo:font-weight="bold" officeooo:rsid="02330187" style:font-name-asian="Noto Serif CJK SC" style:font-size-asian="12.25pt" style:font-weight-asian="bold" style:font-name-complex="Lohit Devanagari" style:font-size-complex="14pt" style:font-weight-complex="bold"/>
    </style:style>
    <style:style style:name="T64" style:family="text">
      <style:text-properties style:font-name="DejaVu Sans" fo:font-size="14pt" fo:language="fr" fo:country="FR" style:text-underline-style="none" fo:font-weight="bold" officeooo:rsid="02347d19" style:font-name-asian="Noto Serif CJK SC" style:font-size-asian="12.25pt" style:font-weight-asian="bold" style:font-name-complex="Lohit Devanagari" style:font-size-complex="14pt" style:font-weight-complex="bold"/>
    </style:style>
    <style:style style:name="T65" style:family="text">
      <style:text-properties style:font-name="DejaVu Sans" fo:font-size="14pt" fo:language="fr" fo:country="FR" style:text-underline-style="none" fo:font-weight="bold" officeooo:rsid="02371eb1" style:font-name-asian="Noto Serif CJK SC" style:font-size-asian="12.25pt" style:font-weight-asian="bold" style:font-name-complex="Lohit Devanagari" style:font-size-complex="14pt" style:font-weight-complex="bold"/>
    </style:style>
    <style:style style:name="T66" style:family="text">
      <style:text-properties style:font-name="DejaVu Sans" fo:font-size="14pt" fo:language="fr" fo:country="FR" style:text-underline-style="none" fo:font-weight="bold" officeooo:rsid="023991dd" style:font-name-asian="Noto Serif CJK SC" style:font-size-asian="12.25pt" style:font-weight-asian="bold" style:font-name-complex="Lohit Devanagari" style:font-size-complex="14pt" style:font-weight-complex="bold"/>
    </style:style>
    <style:style style:name="T67" style:family="text">
      <style:text-properties style:font-name="DejaVu Sans" fo:font-size="14pt" fo:language="fr" fo:country="FR" style:text-underline-style="none" fo:font-weight="bold" officeooo:rsid="023f320b" style:font-name-asian="Noto Serif CJK SC" style:font-size-asian="12.25pt" style:font-weight-asian="bold" style:font-name-complex="Lohit Devanagari" style:font-size-complex="14pt" style:font-weight-complex="bold"/>
    </style:style>
    <style:style style:name="T68" style:family="text">
      <style:text-properties style:font-name="DejaVu Sans" fo:font-size="14pt" fo:language="fr" fo:country="FR" style:text-underline-style="none" officeooo:rsid="020ad8a0" style:font-size-asian="12.25pt" style:font-size-complex="14pt"/>
    </style:style>
    <style:style style:name="T69" style:family="text">
      <style:text-properties style:font-name="DejaVu Sans" fo:font-size="14pt" fo:language="fr" fo:country="FR" style:text-underline-style="none" officeooo:rsid="02036422" style:font-size-asian="12.25pt" style:font-size-complex="14pt"/>
    </style:style>
    <style:style style:name="T70" style:family="text">
      <style:text-properties style:font-name="DejaVu Sans" fo:font-size="14pt" fo:language="fr" fo:country="FR" style:text-underline-style="none" officeooo:rsid="020c44ea" style:font-size-asian="12.25pt" style:font-size-complex="14pt"/>
    </style:style>
    <style:style style:name="T71" style:family="text">
      <style:text-properties style:font-name="DejaVu Sans" fo:font-size="16pt" fo:font-weight="normal" officeooo:rsid="00ef53a0" style:font-size-asian="16pt" style:font-weight-asian="normal" style:font-size-complex="16pt" style:font-weight-complex="normal"/>
    </style:style>
    <style:style style:name="T72" style:family="text">
      <style:text-properties style:font-name="DejaVu Sans" fo:font-size="16pt" fo:font-weight="normal" officeooo:rsid="00fcd06e" style:font-size-asian="16pt" style:font-weight-asian="normal" style:font-size-complex="16pt" style:font-weight-complex="normal"/>
    </style:style>
    <style:style style:name="T73" style:family="text">
      <style:text-properties style:font-name="DejaVu Sans" fo:font-size="40pt" style:text-underline-style="solid" style:text-underline-width="auto" style:text-underline-color="font-color" fo:font-weight="bold" style:font-size-asian="40pt" style:font-weight-asian="bold" style:font-size-complex="40pt" style:font-weight-complex="bold"/>
    </style:style>
    <style:style style:name="T74" style:family="text">
      <style:text-properties style:font-name="DejaVu Sans" fo:font-size="40pt" style:text-underline-style="solid" style:text-underline-width="auto" style:text-underline-color="font-color" fo:font-weight="bold" officeooo:rsid="01dae4f4" style:font-name-asian="Noto Serif CJK SC" style:font-size-asian="40pt" style:font-weight-asian="bold" style:font-name-complex="Lohit Devanagari" style:font-size-complex="40pt" style:font-weight-complex="bold"/>
    </style:style>
    <style:style style:name="T75" style:family="text">
      <style:text-properties style:font-name="DejaVu Sans" fo:language="fr" fo:country="FR" style:text-underline-style="none" fo:font-weight="bold" officeooo:rsid="00fc82d5" style:font-weight-asian="bold" style:font-weight-complex="bold"/>
    </style:style>
    <style:style style:name="T76" style:family="text">
      <style:text-properties style:font-name="DejaVu Sans" fo:language="fr" fo:country="FR" style:text-underline-style="none" fo:font-weight="bold" officeooo:rsid="01dcc14d" style:font-name-asian="Noto Serif CJK SC" style:font-weight-asian="bold" style:font-name-complex="Lohit Devanagari" style:font-weight-complex="bold"/>
    </style:style>
    <style:style style:name="T77" style:family="text">
      <style:text-properties style:font-name="DejaVu Sans" fo:font-size="28pt" style:font-size-asian="28pt" style:font-size-complex="28pt"/>
    </style:style>
    <style:style style:name="T78" style:family="text">
      <style:text-properties style:font-name="DejaVu Sans" fo:font-size="28pt" officeooo:rsid="01e5c0c0" style:font-size-asian="28pt" style:font-size-complex="28pt"/>
    </style:style>
    <style:style style:name="T79" style:family="text">
      <style:text-properties style:font-name="DejaVu Sans" fo:font-size="20pt" fo:language="fr" fo:country="FR" style:text-underline-style="none" fo:font-weight="bold" officeooo:rsid="00fc82d5" style:font-size-asian="20pt" style:font-weight-asian="bold" style:font-size-complex="20pt" style:font-weight-complex="bold"/>
    </style:style>
    <style:style style:name="T80" style:family="text">
      <style:text-properties style:font-name="DejaVu Sans" fo:font-size="20pt" fo:language="fr" fo:country="FR" style:text-underline-style="none" fo:font-weight="bold" officeooo:rsid="020fd364" style:font-name-asian="Noto Serif CJK SC" style:font-size-asian="20pt" style:font-weight-asian="bold" style:font-name-complex="Lohit Devanagari" style:font-size-complex="20pt" style:font-weight-complex="bold"/>
    </style:style>
    <style:style style:name="T81" style:family="text">
      <style:text-properties style:font-name="DejaVu Sans" fo:font-size="20pt" fo:language="fr" fo:country="FR" style:text-underline-style="none" fo:font-weight="bold" officeooo:rsid="0213c101" style:font-name-asian="Noto Serif CJK SC" style:font-size-asian="20pt" style:font-weight-asian="bold" style:font-name-complex="Lohit Devanagari" style:font-size-complex="20pt" style:font-weight-complex="bold"/>
    </style:style>
    <style:style style:name="T82" style:family="text">
      <style:text-properties style:font-name="DejaVu Sans" fo:font-size="20pt" fo:language="fr" fo:country="FR" style:text-underline-style="none" fo:font-weight="bold" officeooo:rsid="00fc82d5" style:font-name-asian="Noto Serif CJK SC" style:font-size-asian="20pt" style:font-weight-asian="bold" style:font-name-complex="Lohit Devanagari" style:font-size-complex="20pt" style:font-weight-complex="bold"/>
    </style:style>
    <style:style style:name="T83" style:family="text">
      <style:text-properties style:font-name="DejaVu Sans" fo:font-size="20pt" fo:language="fr" fo:country="FR" style:text-underline-style="none" fo:font-weight="bold" officeooo:rsid="021f5e0a" style:font-name-asian="Noto Serif CJK SC" style:font-size-asian="20pt" style:font-weight-asian="bold" style:font-name-complex="Lohit Devanagari" style:font-size-complex="20pt" style:font-weight-complex="bold"/>
    </style:style>
    <style:style style:name="T84" style:family="text">
      <style:text-properties style:font-name="DejaVu Sans" fo:font-size="20pt" fo:language="fr" fo:country="FR" style:text-underline-style="none" fo:font-weight="bold" officeooo:rsid="02249471" style:font-name-asian="Noto Serif CJK SC" style:font-size-asian="20pt" style:font-weight-asian="bold" style:font-name-complex="Lohit Devanagari" style:font-size-complex="20pt" style:font-weight-complex="bold"/>
    </style:style>
    <style:style style:name="T85" style:family="text">
      <style:text-properties fo:language="fr" fo:country="FR" style:text-underline-style="none"/>
    </style:style>
    <style:style style:name="T86" style:family="text">
      <style:text-properties fo:language="fr" fo:country="FR" style:text-underline-style="none" fo:font-weight="bold" officeooo:rsid="00fc82d5" style:font-weight-asian="bold" style:font-weight-complex="bold"/>
    </style:style>
    <style:style style:name="T87" style:family="text">
      <style:text-properties fo:language="fr" fo:country="FR" style:text-underline-style="none" fo:font-weight="bold" officeooo:rsid="01e53d89" style:font-name-asian="Noto Serif CJK SC" style:font-weight-asian="bold" style:font-name-complex="Lohit Devanagari" style:font-weight-complex="bold"/>
    </style:style>
    <style:style style:name="T88" style:family="text">
      <style:text-properties fo:language="fr" fo:country="FR" style:text-underline-style="none" fo:font-weight="bold" officeooo:rsid="020ad8a0" style:font-name-asian="Noto Serif CJK SC" style:font-weight-asian="bold" style:font-name-complex="Lohit Devanagari" style:font-weight-complex="bold"/>
    </style:style>
    <style:style style:name="T89" style:family="text">
      <style:text-properties fo:language="fr" fo:country="FR" style:text-underline-style="none" fo:font-weight="normal" style:font-weight-asian="normal" style:font-weight-complex="normal"/>
    </style:style>
    <style:style style:name="T90" style:family="text">
      <style:text-properties fo:language="fr" fo:country="FR" style:text-underline-style="none" fo:font-weight="normal" officeooo:rsid="00fcd06e" style:font-weight-asian="normal" style:font-weight-complex="normal"/>
    </style:style>
    <style:style style:name="T91" style:family="text">
      <style:text-properties fo:language="fr" fo:country="FR" style:text-underline-style="none" fo:font-weight="normal" officeooo:rsid="01e005c8" style:font-weight-asian="normal" style:font-weight-complex="normal"/>
    </style:style>
    <style:style style:name="T92" style:family="text">
      <style:text-properties fo:language="fr" fo:country="FR" style:text-underline-style="none" fo:font-weight="normal" officeooo:rsid="01e0ae1f" style:font-weight-asian="normal" style:font-weight-complex="normal"/>
    </style:style>
    <style:style style:name="T93" style:family="text">
      <style:text-properties fo:language="fr" fo:country="FR" style:text-underline-style="none" fo:font-weight="normal" officeooo:rsid="01e348be" style:font-weight-asian="normal" style:font-weight-complex="normal"/>
    </style:style>
    <style:style style:name="T94" style:family="text">
      <style:text-properties fo:language="fr" fo:country="FR" style:text-underline-style="none" fo:font-weight="normal" officeooo:rsid="01e89fbf" style:font-weight-asian="normal" style:font-weight-complex="normal"/>
    </style:style>
    <style:style style:name="T95" style:family="text">
      <style:text-properties fo:language="fr" fo:country="FR" style:text-underline-style="none" fo:font-weight="normal" officeooo:rsid="00fc82d5" style:font-name-asian="Noto Serif CJK SC" style:font-weight-asian="normal" style:font-name-complex="Lohit Devanagari" style:font-weight-complex="normal"/>
    </style:style>
    <style:style style:name="T96" style:family="text">
      <style:text-properties fo:language="fr" fo:country="FR" style:text-underline-style="none" fo:font-weight="normal" officeooo:rsid="0212c249" style:font-name-asian="Noto Serif CJK SC" style:font-weight-asian="normal" style:font-name-complex="Lohit Devanagari" style:font-weight-complex="normal"/>
    </style:style>
    <style:style style:name="T97" style:family="text">
      <style:text-properties fo:language="fr" fo:country="FR" style:text-underline-style="none" officeooo:rsid="00fc82d5"/>
    </style:style>
    <style:style style:name="T98" style:family="text">
      <style:text-properties fo:language="fr" fo:country="FR" style:text-underline-style="none" officeooo:rsid="01e98805"/>
    </style:style>
    <style:style style:name="T99" style:family="text">
      <style:text-properties fo:language="fr" fo:country="FR" style:text-underline-style="none" officeooo:rsid="01ec0486"/>
    </style:style>
    <style:style style:name="T100" style:family="text">
      <style:text-properties fo:language="fr" fo:country="FR" style:text-underline-style="none" officeooo:rsid="01ec78d1"/>
    </style:style>
    <style:style style:name="T101" style:family="text">
      <style:text-properties fo:language="fr" fo:country="FR" style:text-underline-style="none" officeooo:rsid="01eecca3"/>
    </style:style>
    <style:style style:name="T102" style:family="text">
      <style:text-properties fo:language="fr" fo:country="FR" style:text-underline-style="none" officeooo:rsid="01f0c9c4"/>
    </style:style>
    <style:style style:name="T103" style:family="text">
      <style:text-properties fo:language="fr" fo:country="FR" style:text-underline-style="none" officeooo:rsid="01f90ce1"/>
    </style:style>
    <style:style style:name="T104" style:family="text">
      <style:text-properties fo:language="fr" fo:country="FR" style:text-underline-style="none" officeooo:rsid="01f9aa9d"/>
    </style:style>
    <style:style style:name="T105" style:family="text">
      <style:text-properties fo:language="fr" fo:country="FR" style:text-underline-style="none" officeooo:rsid="01f9aa9f"/>
    </style:style>
    <style:style style:name="T106" style:family="text">
      <style:text-properties fo:language="fr" fo:country="FR" style:text-underline-style="none" officeooo:rsid="00fc82d5" style:font-name-asian="Noto Serif CJK SC" style:font-name-complex="Lohit Devanagari"/>
    </style:style>
    <style:style style:name="T107" style:family="text">
      <style:text-properties officeooo:rsid="01f90ce1"/>
    </style:style>
    <style:style style:name="T108" style:family="text">
      <style:text-properties officeooo:rsid="01fa68b2"/>
    </style:style>
    <style:style style:name="T109" style:family="text">
      <style:text-properties officeooo:rsid="01fbdb91"/>
    </style:style>
    <style:style style:name="T110" style:family="text">
      <style:text-properties officeooo:rsid="01fda1b1"/>
    </style:style>
    <style:style style:name="T111" style:family="text">
      <style:text-properties officeooo:rsid="01fdbb06"/>
    </style:style>
    <style:style style:name="T112" style:family="text">
      <style:text-properties officeooo:rsid="01fde05b"/>
    </style:style>
    <style:style style:name="T113" style:family="text">
      <style:text-properties officeooo:rsid="01fecdf3"/>
    </style:style>
    <style:style style:name="T114" style:family="text">
      <style:text-properties officeooo:rsid="02020cf8"/>
    </style:style>
    <style:style style:name="T115" style:family="text">
      <style:text-properties fo:font-size="14pt" fo:font-weight="normal" style:font-size-asian="12.25pt" style:font-weight-asian="normal" style:font-size-complex="14pt" style:font-weight-complex="normal"/>
    </style:style>
    <style:style style:name="T116" style:family="text">
      <style:text-properties fo:font-size="14pt" fo:font-weight="normal" officeooo:rsid="0215390f" style:font-size-asian="12.25pt" style:font-weight-asian="normal" style:font-size-complex="14pt" style:font-weight-complex="normal"/>
    </style:style>
    <style:style style:name="T117" style:family="text">
      <style:text-properties fo:font-size="28pt" fo:language="fr" fo:country="FR" style:text-underline-style="none" officeooo:rsid="01e5c0c0" style:font-name-asian="Noto Serif CJK SC" style:font-size-asian="28pt" style:font-name-complex="Lohit Devanagari" style:font-size-complex="28pt"/>
    </style:style>
    <style:style style:name="T118" style:family="text">
      <style:text-properties fo:font-size="28pt" fo:language="fr" fo:country="FR" style:text-underline-style="none" officeooo:rsid="0212c249" style:font-name-asian="Noto Serif CJK SC" style:font-size-asian="28pt" style:font-name-complex="Lohit Devanagari" style:font-size-complex="28pt"/>
    </style:style>
    <style:style style:name="T119" style:family="text">
      <style:text-properties fo:font-size="28pt" fo:language="fr" fo:country="FR" style:text-underline-style="none" officeooo:rsid="02165fcd" style:font-name-asian="Noto Serif CJK SC" style:font-size-asian="28pt" style:font-name-complex="Lohit Devanagari" style:font-size-complex="28pt"/>
    </style:style>
    <style:style style:name="T120" style:family="text">
      <style:text-properties fo:font-size="28pt" fo:language="fr" fo:country="FR" style:text-underline-style="none" officeooo:rsid="02241c51" style:font-name-asian="Noto Serif CJK SC" style:font-size-asian="28pt" style:font-name-complex="Lohit Devanagari" style:font-size-complex="28pt"/>
    </style:style>
    <style:style style:name="T121" style:family="text">
      <style:text-properties officeooo:rsid="0213c8e0"/>
    </style:style>
    <style:style style:name="T122" style:family="text">
      <style:text-properties fo:font-weight="normal" officeooo:rsid="021f6e93"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Master Informatique <text:s text:c="3"/><text:tab/><text:tab/>Université Gustave-Eiffel</text:h>
      <text:p text:style-name="P26">Première année</text:p>
      <text:h text:style-name="P1" text:outline-level="2"/>
      <text:p text:style-name="P24"/>
      <text:h text:style-name="P1" text:outline-level="2"/>
      <text:p text:style-name="Title"><text:span text:style-name="T73">Compte-rendu </text:span><text:span text:style-name="T74">PROJET</text:span></text:p>
      <text:h text:style-name="P73" text:outline-level="3"/>
      <text:h text:style-name="P74" text:outline-level="3">C++</text:h>
      <text:p text:style-name="P27"/>
      <text:p text:style-name="P22">...</text:p>
      <text:p text:style-name="P28"/>
      <text:p text:style-name="P25"/>
      <text:p text:style-name="P25"/>
      <text:p text:style-name="P25"/>
      <text:p text:style-name="P19"/>
      <text:p text:style-name="P20"/>
      <text:p text:style-name="P10">Jolan OSTER – 197451 <text:s text:c="41"/>2021/2021</text:p>
      <text:p text:style-name="P21"><text:span text:style-name="T71">Groupe Apprenti <text:s text:c="18"/></text:span><text:span text:style-name="T72"><text:tab/><text:tab/><text:tab/><text:tab/>...</text:span></text:p>
      <text:h text:style-name="P77" text:outline-level="1"><text:span text:style-name="Strong_20_Emphasis"><text:span text:style-name="T78">SEMAINE - </text:span></text:span><text:span text:style-name="Strong_20_Emphasis"><text:span text:style-name="T77">TASK_0</text:span></text:span></text:h>
      <text:h text:style-name="P6" text:outline-level="2"><text:bookmark text:name="page3R_mcid5"/><text:span text:style-name="T75">Exercice </text:span><text:span text:style-name="T76">A</text:span><text:span text:style-name="T75">. Exécution</text:span></text:h>
      <text:p text:style-name="P11"/>
      <text:p text:style-name="P15"><text:span text:style-name="T90">C →</text:span><text:span text:style-name="T89"> Appelle un avion</text:span></text:p>
      <text:p text:style-name="P12">F → Plein écran</text:p>
      <text:p text:style-name="P15"><text:span text:style-name="T89">X, </text:span><text:span text:style-name="T94">Q</text:span><text:span text:style-name="T89"> → Ferme le programme</text:span></text:p>
      <text:p text:style-name="P12"/>
      <text:p text:style-name="P18"><text:span text:style-name="T89">L’avion atterrit </text:span><text:span text:style-name="T93">à</text:span><text:span text:style-name="T89"> l’aéroport, ce gars, redécolle, fait un tour dans le ciel avant de recommencer.</text:span></text:p>
      <text:p text:style-name="P12"/>
      <text:p text:style-name="P17"><text:span text:style-name="T89">Affichage lors du parcours de la boucle </text:span><text:span text:style-name="T92">d’un avion</text:span><text:span text:style-name="T89"> :</text:span></text:p>
      <text:p text:style-name="P23"><text:span text:style-name="T2">&lt;ID Avion&gt;</text:span><text:span text:style-name="T3"> is now landing...</text:span></text:p>
      <text:p text:style-name="P16"><text:span text:style-name="T89">now servicing </text:span><text:span text:style-name="T91">&lt;ID Avion&gt;</text:span><text:span text:style-name="T89">...</text:span></text:p>
      <text:p text:style-name="P16"><text:span text:style-name="T89">done servicing </text:span><text:span text:style-name="T91">&lt;ID Avion&gt;</text:span></text:p>
      <text:p text:style-name="P16"><text:span text:style-name="T91">&lt;ID Avion&gt;</text:span><text:span text:style-name="T89"> lift off</text:span></text:p>
      <text:p text:style-name="P13"/>
      <text:p text:style-name="P14">Quand plusieurs avions ce suivent, les 3 premier avion commence à atterrir alors que les suivants attendent en faisant des tours jusqu’à ce que les avions décolle pour laisser leur place.</text:p>
      <text:p text:style-name="P14"/>
      <text:h text:style-name="P3" text:outline-level="2"><text:span text:style-name="T86">Exercice </text:span><text:span text:style-name="T87">B</text:span><text:span text:style-name="T86">. Exécution</text:span></text:h>
      <text:p text:style-name="P35"/>
      <text:p text:style-name="P29"><text:span text:style-name="T97">A </text:span><text:span text:style-name="T85">partir </text:span><text:span text:style-name="T98">sur la racine, on peut observer plusieurs classes et structure :</text:span></text:p>
      <text:p text:style-name="P31"><text:span text:style-name="T98">- Aircraft → représente tous les comportements </text:span><text:span text:style-name="T100">et </text:span><text:span text:style-name="T99">affichage</text:span><text:span text:style-name="T103">s</text:span><text:span text:style-name="T100"> </text:span><text:span text:style-name="T98">possible d’un avion.</text:span></text:p>
      <text:p text:style-name="P36">- AircraftType → représente toutes les possibilités <text:span text:style-name="T107">de </text:span>types d’avion possible.</text:p>
      <text:p text:style-name="P31"><text:span text:style-name="T98">- Airport → représente tous les comportements </text:span><text:span text:style-name="T100">et </text:span><text:span text:style-name="T99">affichage</text:span><text:span text:style-name="T104">s</text:span><text:span text:style-name="T99"> </text:span><text:span text:style-name="T98">possible d’un aéroport.</text:span></text:p>
      <text:p text:style-name="P37">- AirportType → représente toutes les possibilités sur les types d’ aéroport possible.</text:p>
      <text:p text:style-name="P30"><text:span text:style-name="T98">- </text:span><text:span text:style-name="T99">Point2D → </text:span><text:span text:style-name="T98">représente tous les comportements </text:span><text:span text:style-name="T100">et </text:span><text:span text:style-name="T99">affichage</text:span><text:span text:style-name="T105">s</text:span><text:span text:style-name="T99"> d’un point 2D.</text:span></text:p>
      <text:p text:style-name="P30"><text:soft-page-break/><text:span text:style-name="T98">- </text:span><text:span text:style-name="T99">Point3D → </text:span><text:span text:style-name="T98">représente tous les comportements </text:span><text:span text:style-name="T100">et </text:span><text:span text:style-name="T99">affichage</text:span><text:span text:style-name="T105">s</text:span><text:span text:style-name="T99"> d’un point 3D.</text:span></text:p>
      <text:p text:style-name="P38">- <text:span text:style-name="T108">Runway → représente une piste d’atterrissage par rapport à des points 3D.</text:span></text:p>
      <text:p text:style-name="P38">- <text:span text:style-name="T109">Terminal → représente le lieu de débarquement d’un avion ainsi que les actions depuis l’arrivé d’un avion jusqu’à son départ.</text:span></text:p>
      <text:p text:style-name="P38">- <text:span text:style-name="T110">TowerSimulation → représente l’interface utilisateur pour le jeu, avec les détections de touche </text:span><text:span text:style-name="T111">et les actions rattaché, ainsi que l’</text:span><text:span text:style-name="T110">affichage d’information sur le terminal.</text:span></text:p>
      <text:p text:style-name="P38">- <text:span text:style-name="T112">Tower → représente le comportement d’un avion pour l’approche d’un aéroport. Toutes les actions que doivent effectué un avion de son arrivé jusqu’à son départ.</text:span></text:p>
      <text:p text:style-name="P38">- <text:span text:style-name="T113">Displayable → </text:span><text:span text:style-name="T114">représente la profondeur sur le plan 3D</text:span></text:p>
      <text:p text:style-name="P49"><text:span text:style-name="T8">- </text:span><text:span text:style-name="T10">DynamicObject → </text:span><text:span text:style-name="T11">représente le stockage des objets du jeu</text:span><text:span text:style-name="T12">.</text:span></text:p>
      <text:p text:style-name="P39">- <text:span text:style-name="T113">Texture2D → représente l’affichage d’un objet grace a une image et a ses caractéristiques.</text:span></text:p>
      <text:p text:style-name="P38"/>
      <text:p text:style-name="P38">….</text:p>
      <text:p text:style-name="P38"/>
      <text:h text:style-name="P4" text:outline-level="2"><text:span text:style-name="T86">Exercice </text:span><text:span text:style-name="T88">C</text:span><text:span text:style-name="T86">. Exécution</text:span></text:h>
      <text:p text:style-name="P32"/>
      <text:p text:style-name="P34"><text:span text:style-name="T86">1-</text:span><text:span text:style-name="T97"> </text:span><text:span text:style-name="T85">Dans le fichier « aircraft_types.hpp », dans la méthode « init_aircraft_types », chaque ligne est une déclaration d’un nouvelle avion et la deuxième valeur est le nombre max de vitesse possible.</text:span><text:span text:style-name="T101"><text:line-break/>La vitesse du concorde passe de </text:span><text:span text:style-name="T102">0</text:span><text:span text:style-name="T101">.05 </text:span><text:span text:style-name="T102">à</text:span><text:span text:style-name="T101"> </text:span><text:span text:style-name="T102">0</text:span><text:span text:style-name="T101">.1.</text:span></text:p>
      <text:p text:style-name="P40"/>
      <text:p text:style-name="P50"><text:span text:style-name="T49">2-</text:span><text:span text:style-name="T4"> </text:span><text:span text:style-name="T6">Dans le fichier « opengl_interface.hpp » il y a une variable </text:span><text:span text:style-name="T5">« ticks_per_sec » </text:span><text:span text:style-name="T6">qui représente les images afficher par seconde et donc le </text:span><text:span text:style-name="T5">framerate.<text:line-break/>La variable « ticks_per_sec » est utilisé dans le dénominateur d’un division pour le calcul du framerate, si on essaie de mettre pause en </text:span><text:soft-page-break/><text:span text:style-name="T5">mettant  ticks_per_sec » à 0 il y aura donc une division par 0 et donc une erreur.<text:line-break/></text:span><text:span text:style-name="T7">Pour mettre en pause sans variable globale, il faut créer une variable globale « pause » a l’intérieur du fichier </text:span><text:span text:style-name="T6">« opengl_interface.hpp » </text:span><text:span text:style-name="T7">avant de l’utiliser dans le fichier </text:span><text:span text:style-name="T6">« opengl_interface.</text:span><text:span text:style-name="T7">c</text:span><text:span text:style-name="T6">pp » </text:span><text:span text:style-name="T7">dans la fonction « timer » pour bloquer la boucle.</text:span></text:p>
      <text:p text:style-name="P51"><text:span text:style-name="T50">3- </text:span><text:span text:style-name="T6">Dans le fichier «</text:span><text:span text:style-name="T9">config.hpp » c’est la variable « SERIVCE_CYCLES » qui est utilisé pour le temps</text:span><text:span text:style-name="T1"> de débarquement des avions.</text:span></text:p>
      <text:p text:style-name="P41"/>
      <text:p text:style-name="P52"><text:span text:style-name="T51">4- </text:span><text:span text:style-name="T13">Un avion doit être supprimé quand il a terminé son atterrissage et qu’il est repartie. Dans la méthode « get_instructions », on peut observer un « return get_circle() » à un certaine endroit, il faut donc modifier cette endroit. </text:span></text:p>
      <text:p text:style-name="P42">Cependant on peut pas supprimer un avion a ce moment la, il faut faire remonter l’information jusqu’à la boucle qui effectue les actions de chaque objet pour pouvoir les supprimer. </text:p>
      <text:p text:style-name="P43"/>
      <text:p text:style-name="P66"><text:span text:style-name="T68">5</text:span><text:span text:style-name="T69">-</text:span><text:span text:style-name="T15"> </text:span><text:span text:style-name="T14">Pour insérer </text:span><text:span text:style-name="T17">et supprimer</text:span><text:span text:style-name="T14"> automatiquement un avion on doit </text:span><text:span text:style-name="T16">faire l’insertion dans le constructeur et la suppression dans le destructeur.</text:span></text:p>
      <text:p text:style-name="P44"/>
      <text:p text:style-name="P67"><text:span text:style-name="T70">6</text:span><text:span text:style-name="T69">-</text:span><text:span text:style-name="T15"> </text:span><text:span text:style-name="T18">Pour pouvoir remplacer le « Vector » pour quelque chose de plus efficace a la recherche d’éléments enregistré, il est préférable d’utiliser une « Map ».<text:line-break/>Cela permet d’avoir une complexité de recherche optimisé et de ce passer de la fonction de recherche par itérator.</text:span></text:p>
      <text:p text:style-name="P45"/>
      <text:h text:style-name="P7" text:outline-level="2"><text:span text:style-name="T79">Exercice </text:span><text:span text:style-name="T80">D</text:span><text:span text:style-name="T79">. </text:span><text:span text:style-name="T80">Théorie</text:span></text:h>
      <text:p text:style-name="P33"/>
      <text:p text:style-name="P47"><text:span text:style-name="T106">1-</text:span><text:span text:style-name="T95"> </text:span><text:span text:style-name="T96">Le stockage </text:span></text:p>
      <text:p text:style-name="P75"><text:span text:style-name="Strong_20_Emphasis"><text:span text:style-name="T117">... - </text:span></text:span><text:span text:style-name="Strong_20_Emphasis"><text:span text:style-name="T118">TASK_</text:span></text:span><text:span text:style-name="Strong_20_Emphasis"><text:span text:style-name="T119">1</text:span></text:span></text:p>
      <text:h text:style-name="P5" text:outline-level="2"><text:span text:style-name="Strong_20_Emphasis"><text:span text:style-name="T121">Analyse de la gestion des avions</text:span></text:span></text:h>
      <text:p text:style-name="P48"><text:span text:style-name="Strong_20_Emphasis"><text:span text:style-name="T115"/></text:span></text:p>
      <text:p text:style-name="P48"><text:span text:style-name="Strong_20_Emphasis"><text:span text:style-name="T115">… </text:span></text:span><text:span text:style-name="Strong_20_Emphasis"><text:span text:style-name="T116">(c pas possible)</text:span></text:span></text:p>
      <text:p text:style-name="P48"><text:span text:style-name="Strong_20_Emphasis"><text:span text:style-name="T115"/></text:span></text:p>
      <text:h text:style-name="P8" text:outline-level="2"><text:span text:style-name="Strong_20_Emphasis"><text:span text:style-name="T81">Objectif</text:span></text:span><text:span text:style-name="Strong_20_Emphasis"><text:span text:style-name="T82"> </text:span></text:span><text:span text:style-name="Strong_20_Emphasis"><text:span text:style-name="T81">1</text:span></text:span><text:span text:style-name="Strong_20_Emphasis"><text:span text:style-name="T82">. </text:span></text:span><text:span text:style-name="Strong_20_Emphasis"><text:span text:style-name="T81">Référencement des avions</text:span></text:span></text:h>
      <text:p text:style-name="P53"><text:span text:style-name="Strong_20_Emphasis"><text:span text:style-name="T52"/></text:span></text:p>
      <text:p text:style-name="P53"><text:span text:style-name="Strong_20_Emphasis"><text:span text:style-name="T52">A – Choisir l’architecture</text:span></text:span></text:p>
      <text:p text:style-name="P54"><text:span text:style-name="Strong_20_Emphasis"><text:span text:style-name="T19">Pour référencer les avions présent il faut donc avoir une nouvelle classe qui puisse gérer ce genre d’information.</text:span></text:span></text:p>
      <text:p text:style-name="P54"><text:span text:style-name="Strong_20_Emphasis"><text:span text:style-name="T19">Cependant il faut choisir entre : Créer une nouvelle classe ou intégrer cette capacité a une classe existante.</text:span></text:span></text:p>
      <text:p text:style-name="P54"><text:span text:style-name="Strong_20_Emphasis"><text:span text:style-name="T19">Il serait préférable de créer une nouvelle classe par soucie d’organisation. </text:span></text:span><text:span text:style-name="Strong_20_Emphasis"><text:span text:style-name="T20">Chaque classe possède son propre objectif, il faut donc éviter d’intégrer de nouvelles capacités aux classes déjà existantes, dans le bute d’avoir des classes claire et bien organisé.</text:span></text:span></text:p>
      <text:p text:style-name="P54"><text:span text:style-name="Strong_20_Emphasis"><text:span text:style-name="T20"/></text:span></text:p>
      <text:p text:style-name="P55"><text:span text:style-name="Strong_20_Emphasis"><text:span text:style-name="T53">B</text:span></text:span><text:span text:style-name="Strong_20_Emphasis"><text:span text:style-name="T52"> – Déterminer le propriétaire de chaque avion</text:span></text:span></text:p>
      <text:p text:style-name="P68"><text:span text:style-name="Strong_20_Emphasis"><text:span text:style-name="T54">1-</text:span></text:span><text:span text:style-name="Strong_20_Emphasis"><text:span text:style-name="T21"> Quand une avion doit être détruit, l’information remonte jusqu’au fichier « opengl_interface.cpp », qui fait la demande de suppression auprès des différentes listes de stockages. </text:span></text:span></text:p>
      <text:p text:style-name="P69"><text:span text:style-name="Strong_20_Emphasis"><text:span text:style-name="T55">2-</text:span></text:span><text:span text:style-name="Strong_20_Emphasis"><text:span text:style-name="T22"> La classe « Displayable » et « DynamicObject » possèdes tous deux une liste qui </text:span></text:span><text:span text:style-name="Strong_20_Emphasis"><text:span text:style-name="T23">peuvent stocker</text:span></text:span><text:span text:style-name="Strong_20_Emphasis"><text:span text:style-name="T22"> un avion qui doit être supprimer au moment ou l’on décide qu’il faut en supprimer un.</text:span></text:span></text:p>
      <text:p text:style-name="P70"><text:span text:style-name="Strong_20_Emphasis"><text:span text:style-name="T56">3- </text:span></text:span><text:span text:style-name="Strong_20_Emphasis"><text:span text:style-name="T24">Pour supprimer la référence de l’avion, on utilise l’itérateur qui parcours les objets déplacer pour le retirer de la « move_queue ». Puis on supprime l’itérateur qui utilisera le destructeur de la classe « Displayable » pour pouvoir recréer un itérateur capable d’être utilisé pour supprimer l’objet de la « display_queue ».</text:span></text:span></text:p>
      <text:p text:style-name="P71"><text:soft-page-break/><text:span text:style-name="Strong_20_Emphasis"><text:span text:style-name="T57">4-</text:span></text:span><text:span text:style-name="Strong_20_Emphasis"><text:span text:style-name="T25"> Il n’est pas très judicieux d’essayer de faire la même chose pour « AircraftManager », </text:span></text:span><text:span text:style-name="Strong_20_Emphasis"><text:span text:style-name="T26">cela va dupliquer la recherche des informations concernant les avions (parcourir deux fois une liste similaire).</text:span></text:span></text:p>
      <text:p text:style-name="P71"><text:span text:style-name="Strong_20_Emphasis"><text:span text:style-name="T26"/></text:span></text:p>
      <text:p text:style-name="P56"><text:span text:style-name="Strong_20_Emphasis"><text:span text:style-name="T52">C – C'est parti !</text:span></text:span></text:p>
      <text:p text:style-name="P56"><text:span text:style-name="Strong_20_Emphasis"><text:span text:style-name="T27">Pour stocker les avions, il faut donc utiliser un </text:span></text:span><text:span text:style-name="Strong_20_Emphasis"><text:span text:style-name="T30">vector</text:span></text:span><text:span text:style-name="Strong_20_Emphasis"><text:span text:style-name="T27"> d</text:span></text:span><text:span text:style-name="Strong_20_Emphasis"><text:span text:style-name="T28">e </text:span></text:span><text:span text:style-name="Strong_20_Emphasis"><text:span text:style-name="T30">Aircraft</text:span></text:span><text:span text:style-name="Strong_20_Emphasis"><text:span text:style-name="T28">. </text:span></text:span></text:p>
      <text:p text:style-name="P57"><text:span text:style-name="Strong_20_Emphasis"><text:span text:style-name="T28">L’idée est de remplacer tous les avions de la move_queue, par un unique objet « </text:span></text:span><text:span text:style-name="Strong_20_Emphasis"><text:span text:style-name="T25">AircraftManager</text:span></text:span><text:span text:style-name="Strong_20_Emphasis"><text:span text:style-name="T28"> » qui fera donc le travail de move tous les avions qu’il possède au moment ou on lui demande de le move. </text:span></text:span></text:p>
      <text:p text:style-name="P57"><text:span text:style-name="Strong_20_Emphasis"><text:span text:style-name="T28">Le aircraft_manager sera initialiser comme un airport, </text:span></text:span><text:span text:style-name="Strong_20_Emphasis"><text:span text:style-name="T29">avec un création a nullptr ainsi qu’une véritable initialisation a l’aide d’une fonction faite pour avant d’être introduit dans la move_queue.</text:span></text:span></text:p>
      <text:p text:style-name="P58"><text:span text:style-name="Strong_20_Emphasis"><text:span text:style-name="T29">Pour finir, il faut utiliser une fonction d’insertion pour le </text:span></text:span><text:span text:style-name="Strong_20_Emphasis"><text:span text:style-name="T28">« </text:span></text:span><text:span text:style-name="Strong_20_Emphasis"><text:span text:style-name="T25">AircraftManager</text:span></text:span><text:span text:style-name="Strong_20_Emphasis"><text:span text:style-name="T28"> »</text:span></text:span><text:span text:style-name="Strong_20_Emphasis"><text:span text:style-name="T29"> a chaque que l’on créer un nouveau aicraft.</text:span></text:span></text:p>
      <text:p text:style-name="P58"><text:span text:style-name="Strong_20_Emphasis"><text:span text:style-name="T30">Pour faire en sorte que </text:span></text:span><text:span text:style-name="Strong_20_Emphasis"><text:span text:style-name="T28">« </text:span></text:span><text:span text:style-name="Strong_20_Emphasis"><text:span text:style-name="T25">AircraftManager</text:span></text:span><text:span text:style-name="Strong_20_Emphasis"><text:span text:style-name="T28"> » </text:span></text:span><text:span text:style-name="Strong_20_Emphasis"><text:span text:style-name="T30">soit l’unique possesseur différents avions, il faut utiliser des « unique_ptr ».</text:span></text:span></text:p>
      <text:p text:style-name="P58"><text:span text:style-name="Strong_20_Emphasis"><text:span text:style-name="T30"/></text:span></text:p>
      <text:h text:style-name="P78" text:outline-level="2"><text:span text:style-name="Strong_20_Emphasis"><text:span text:style-name="T81">Objectif</text:span></text:span><text:span text:style-name="Strong_20_Emphasis"><text:span text:style-name="T82"> </text:span></text:span><text:span text:style-name="Strong_20_Emphasis"><text:span text:style-name="T83">2</text:span></text:span><text:span text:style-name="Strong_20_Emphasis"><text:span text:style-name="T82">. </text:span></text:span><text:span text:style-name="Strong_20_Emphasis"><text:span text:style-name="T83">Usine à avions</text:span></text:span></text:h>
      <text:p text:style-name="P59"><text:span text:style-name="Strong_20_Emphasis"><text:span text:style-name="T52"/></text:span></text:p>
      <text:p text:style-name="P59"><text:span text:style-name="Strong_20_Emphasis"><text:span text:style-name="T52">A – </text:span></text:span><text:span text:style-name="Strong_20_Emphasis"><text:span text:style-name="T58">Création d’une factory</text:span></text:span></text:p>
      <text:p text:style-name="P46"><text:span text:style-name="Strong_20_Emphasis"><text:span text:style-name="T122">Après avoir créé une classe « AicraftFactory » il faut regrouper toutes les informations nécessaire a l’intérieur de cette classe. Les variables globale deviennent des champs privé, car ils ne sont pas nécessaire ailleurs.</text:span></text:span></text:p>
      <text:p text:style-name="P60"><text:span text:style-name="Strong_20_Emphasis"><text:span text:style-name="T31">La classe possède donc une méthode permettant de créer un avion sur commande, regroupant toutes les informations nécessaire avant d’envoyer un unique pointeur.</text:span></text:span></text:p>
      <text:p text:style-name="P61"><text:span text:style-name="Strong_20_Emphasis"><text:span text:style-name="T32">La classe « TowerSimulation » possédera une instance de « AicraftFactory » pour qu’elle puisse demander la création d’un nouvelle avion lorsque le joueur appuie sur la bonne touche.</text:span></text:span></text:p>
      <text:p text:style-name="P61"><text:span text:style-name="Strong_20_Emphasis"><text:span text:style-name="T32"/></text:span></text:p>
      <text:p text:style-name="P62"><text:soft-page-break/><text:span text:style-name="Strong_20_Emphasis"><text:span text:style-name="T59">B</text:span></text:span><text:span text:style-name="Strong_20_Emphasis"><text:span text:style-name="T52"> – </text:span></text:span><text:span text:style-name="Strong_20_Emphasis"><text:span text:style-name="T59">Conflits</text:span></text:span></text:p>
      <text:p text:style-name="P62"><text:span text:style-name="Strong_20_Emphasis"><text:span text:style-name="T33">Pour gérer ce problème, il faut ajouter un set dans les champs privé de la casse « AicraftFactory », qui liste tous les numéro de vol des <text:s/>avions créé par la classe. </text:span></text:span></text:p>
      <text:p text:style-name="P62"><text:span text:style-name="Strong_20_Emphasis"><text:span text:style-name="T33">Il faut aussi ajouter un do-while, qui boucle jusqu’à ce qu’un numéro de vol original soir créé </text:span></text:span><text:span text:style-name="Strong_20_Emphasis"><text:span text:style-name="T34">pour terminer la création d’un nouvelle avion.</text:span></text:span></text:p>
      <text:p text:style-name="P62"><text:span text:style-name="Strong_20_Emphasis"><text:span text:style-name="T39"/></text:span></text:p>
      <text:p text:style-name="P76"><text:span text:style-name="Strong_20_Emphasis"><text:span text:style-name="T117">... - </text:span></text:span><text:span text:style-name="Strong_20_Emphasis"><text:span text:style-name="T118">TASK_</text:span></text:span><text:span text:style-name="Strong_20_Emphasis"><text:span text:style-name="T120">2</text:span></text:span></text:p>
      <text:h text:style-name="P9" text:outline-level="2"><text:span text:style-name="Strong_20_Emphasis"><text:span text:style-name="T81">Objectif</text:span></text:span><text:span text:style-name="Strong_20_Emphasis"><text:span text:style-name="T82"> </text:span></text:span><text:span text:style-name="Strong_20_Emphasis"><text:span text:style-name="T81">1</text:span></text:span><text:span text:style-name="Strong_20_Emphasis"><text:span text:style-name="T82">. </text:span></text:span><text:span text:style-name="Strong_20_Emphasis"><text:span text:style-name="T84">Refactorisation de l’existant</text:span></text:span></text:h>
      <text:p text:style-name="P63"><text:span text:style-name="Strong_20_Emphasis"><text:span text:style-name="T52"/></text:span></text:p>
      <text:p text:style-name="P63"><text:span text:style-name="Strong_20_Emphasis"><text:span text:style-name="T52">A – </text:span></text:span><text:span text:style-name="Strong_20_Emphasis"><text:span text:style-name="T60">Structured Bindings</text:span></text:span></text:p>
      <text:p text:style-name="P64"><text:span text:style-name="Strong_20_Emphasis"><text:span text:style-name="T35">La strucutured binding adapté serait de remplacer la simple variable pair par « [key, value] » qui sépare déjà les deux valeur.</text:span></text:span></text:p>
      <text:p text:style-name="P64"><text:span text:style-name="Strong_20_Emphasis"><text:span text:style-name="T35"/></text:span></text:p>
      <text:p text:style-name="P65"><text:span text:style-name="Strong_20_Emphasis"><text:span text:style-name="T61">B</text:span></text:span><text:span text:style-name="Strong_20_Emphasis"><text:span text:style-name="T52"> – </text:span></text:span><text:span text:style-name="Strong_20_Emphasis"><text:span text:style-name="T61">Algorithmes divers</text:span></text:span></text:p>
      <text:p text:style-name="P72"><text:span text:style-name="Strong_20_Emphasis"><text:span text:style-name="T54">1-</text:span></text:span><text:span text:style-name="Strong_20_Emphasis"><text:span text:style-name="T21"> </text:span></text:span><text:span text:style-name="Strong_20_Emphasis"><text:span text:style-name="T36">Pour remplacer la boucle for par un « remove_if » il faut appliquer la méthode « move » pour tous les éléments du vector, chaque avion qui doit être supprimé a une méthode « move » qui renvoie true. A la fin du « remove_if » il faut supprimer tous les éléments entre la fin de la nouvelle liste et de l’ancienne, ce qui supprimer tous les éléments qui ont renvoyé true.</text:span></text:span></text:p>
      <text:p text:style-name="P88"><text:span text:style-name="Strong_20_Emphasis"><text:span text:style-name="T55">2-</text:span></text:span><text:span text:style-name="Strong_20_Emphasis"><text:span text:style-name="T22"> </text:span></text:span><text:span text:style-name="Strong_20_Emphasis"><text:span text:style-name="T37">Pour avoir le nombres d’avions en fonction de leur type d’airlines, il faut plusieurs choses : que AicraftFactory donne les string par rapport aux id (1, 2, 3..) et que AicraftManager donne le nombre rapport au string précédent.<text:line-break/>Pour arriver a les compter de manière efficace, on utilise la fonction « </text:span></text:span><text:span text:style-name="Strong_20_Emphasis"><text:span text:style-name="T38">count_if » qui compte le nombre d’occurrence qui passe le test donné en paramètre. Le test en question étant un « compare » du début du numéro de vol et du type recherché.</text:span></text:span></text:p>
      <text:p text:style-name="P88"><text:span text:style-name="Strong_20_Emphasis"><text:span text:style-name="T38"/></text:span></text:p>
      <text:p text:style-name="P81"><text:span text:style-name="Strong_20_Emphasis"><text:span text:style-name="T52">C – </text:span></text:span><text:span text:style-name="Strong_20_Emphasis"><text:span text:style-name="T62">Relooking de Point3D</text:span></text:span></text:p>
      <text:p text:style-name="P81"><text:span text:style-name="Strong_20_Emphasis"><text:span text:style-name="T39">Après avoir remplacer le tableau par un « std::array », on peut utiliser les fonction « std::transform » qui appliquera une fonction fonction des paramètre donné.<text:line-break/>Chaque Méthode a remplacé aura donc une utilisation unique de cette fonction.</text:span></text:span></text:p>
      <text:p text:style-name="P81"><text:span text:style-name="Strong_20_Emphasis"><text:span text:style-name="T39">...</text:span></text:span></text:p>
      <text:h text:style-name="P79" text:outline-level="2"><text:soft-page-break/><text:span text:style-name="Strong_20_Emphasis"><text:span text:style-name="T81">Objectif</text:span></text:span><text:span text:style-name="Strong_20_Emphasis"><text:span text:style-name="T82"> </text:span></text:span><text:span text:style-name="Strong_20_Emphasis"><text:span text:style-name="T84">2. Rupture de kérosène</text:span></text:span></text:h>
      <text:p text:style-name="P82"><text:span text:style-name="Strong_20_Emphasis"><text:span text:style-name="T52"/></text:span></text:p>
      <text:p text:style-name="P82"><text:span text:style-name="Strong_20_Emphasis"><text:span text:style-name="T52">A – </text:span></text:span><text:span text:style-name="Strong_20_Emphasis"><text:span text:style-name="T60">Consommation d'essence</text:span></text:span></text:p>
      <text:p text:style-name="P83"><text:span text:style-name="Strong_20_Emphasis"><text:span text:style-name="T40">Pour utiliser correctement les bornes utilisé pour la valeur aléatoire de l’essence, il faut en faire des variables globale qui ce situe dans le fichier « config.cpp ». Une fois la variable correspondant a la quantité d’essence initialisé dans le constructeur, il faut l’utiliser dans la fonction « move » de l’aircraft. Retournant la valeur « true » si jamais il n’y a plus d’essence pour pouvoir supprimer l’avion (c’est la même stratégie quand un avion a terminer son chemin).</text:span></text:span></text:p>
      <text:p text:style-name="P83"><text:span text:style-name="Strong_20_Emphasis"><text:span text:style-name="T40"/></text:span></text:p>
      <text:p text:style-name="P84"><text:span text:style-name="Strong_20_Emphasis"><text:span text:style-name="T65">B</text:span></text:span><text:span text:style-name="Strong_20_Emphasis"><text:span text:style-name="T52"> – </text:span></text:span><text:span text:style-name="Strong_20_Emphasis"><text:span text:style-name="T63">Un terminal s’il vous plaît</text:span></text:span></text:p>
      <text:p text:style-name="P89"><text:span text:style-name="Strong_20_Emphasis"><text:span text:style-name="T54">1-</text:span></text:span><text:span text:style-name="Strong_20_Emphasis"><text:span text:style-name="T21"> </text:span></text:span><text:span text:style-name="Strong_20_Emphasis"><text:span text:style-name="T41">La fonction « has_terminal » utilise le « waypoints » pour savoir ses instructions sont vide et si un terminal est déjà réservé.</text:span></text:span></text:p>
      <text:p text:style-name="P90"><text:span text:style-name="Strong_20_Emphasis"><text:span text:style-name="T55">2-</text:span></text:span><text:span text:style-name="Strong_20_Emphasis"><text:span text:style-name="T22"> La </text:span></text:span><text:span text:style-name="Strong_20_Emphasis"><text:span text:style-name="T41">fonction</text:span></text:span><text:span text:style-name="Strong_20_Emphasis"><text:span text:style-name="T22"> «</text:span></text:span><text:span text:style-name="Strong_20_Emphasis"><text:span text:style-name="T42">is_circling</text:span></text:span><text:span text:style-name="Strong_20_Emphasis"><text:span text:style-name="T22">» </text:span></text:span><text:span text:style-name="Strong_20_Emphasis"><text:span text:style-name="T42">a besoin d’une nouvelle variable de la classe « Aircraft » pour savoir si son service a déjà été effectué. En plus de cela il faut savoir si l’avion est sur le sol ou sur un terminal pour savoir si l’avion est en train d’effectuer une boucle en vol.</text:span></text:span></text:p>
      <text:p text:style-name="P89"><text:span text:style-name="Strong_20_Emphasis"><text:span text:style-name="T56">3- </text:span></text:span><text:span text:style-name="Strong_20_Emphasis"><text:span text:style-name="T43">La fonction « reserve_terminal » réserve donc un terminal pour un avion si jamais l’avion n’est pas sur un terminal et si jamais il y a une terminal de disponible.</text:span></text:span></text:p>
      <text:p text:style-name="P91"><text:span text:style-name="Strong_20_Emphasis"><text:span text:style-name="T64">4</text:span></text:span><text:span text:style-name="Strong_20_Emphasis"><text:span text:style-name="T56">- </text:span></text:span><text:span text:style-name="Strong_20_Emphasis"><text:span text:style-name="T43">Pour utiliser les fonctions créé précédemment, il faut donc vérifier (dans la fonction « move ») que l’avion est en attente dans sa boucle. Si oui, il faut donc tenter de réserver un terminal qui sera ajouter dans son chemin si </text:span></text:span><text:span text:style-name="Strong_20_Emphasis"><text:span text:style-name="T44">la réservation foncitonne</text:span></text:span><text:span text:style-name="Strong_20_Emphasis"><text:span text:style-name="T43">.</text:span></text:span></text:p>
      <text:p text:style-name="P91"><text:span text:style-name="Strong_20_Emphasis"><text:span text:style-name="T43"/></text:span></text:p>
      <text:p text:style-name="P85"><text:span text:style-name="Strong_20_Emphasis"><text:span text:style-name="T52">C – </text:span></text:span><text:span text:style-name="Strong_20_Emphasis"><text:span text:style-name="T66">Minimiser les crashs</text:span></text:span></text:p>
      <text:p text:style-name="P86"><text:span text:style-name="Strong_20_Emphasis"><text:span text:style-name="T45">Pour pouvoir ordonner correctement les avions dans la liste, il faut pouvoir récupérer leur quantité de carburant et donc créer une fonction « getFuel ». </text:span></text:span><text:span text:style-name="Strong_20_Emphasis"><text:span text:style-name="T46">Ensuite, la fonction de trie pourra organiser les avions en fonction des avions sur un terminal et de leurs niveau de carburant.</text:span></text:span></text:p>
      <text:p text:style-name="P86"><text:span text:style-name="Strong_20_Emphasis"><text:span text:style-name="T46"/></text:span></text:p>
      <text:p text:style-name="P87"><text:soft-page-break/><text:span text:style-name="Strong_20_Emphasis"><text:span text:style-name="T67">D</text:span></text:span><text:span text:style-name="Strong_20_Emphasis"><text:span text:style-name="T52"> – </text:span></text:span><text:span text:style-name="Strong_20_Emphasis"><text:span text:style-name="T67">Réapprovisionnement</text:span></text:span></text:p>
      <text:p text:style-name="P92"><text:span text:style-name="Strong_20_Emphasis"><text:span text:style-name="T54">1-</text:span></text:span><text:span text:style-name="Strong_20_Emphasis"><text:span text:style-name="T21"> </text:span></text:span><text:span text:style-name="Strong_20_Emphasis"><text:span text:style-name="T47">Pour créer la fonction « is_low_on_fuel », il faut de nouveau une variable globale qui ce placera dans le fichier « config.hpp » afin de définir la quantité minimum d’essence nécessaire pour repartir.<text:line-break/></text:span></text:span><text:span text:style-name="Strong_20_Emphasis"><text:span text:style-name="T48">Ensuite, il faut modifier la fonction « move » de la classe « terminal.hpp » pour ajouter une condition a l’avancé du service.</text:span></text:span></text:p>
      <text:p text:style-name="P92"><text:span text:style-name="Strong_20_Emphasis"><text:span text:style-name="T47"/></text:span></text:p>
      <text:p text:style-name="P92"><text:span text:style-name="Strong_20_Emphasis"><text:span text:style-name="T55">2-</text:span></text:span><text:span text:style-name="Strong_20_Emphasis"><text:span text:style-name="T22"> 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style:font-name="DejaVu Sans" fo:font-family="'DejaVu Sans'" style:font-family-generic="swiss" style:font-pitch="variable" fo:font-size="6pt" style:font-size-asian="6pt" style:font-size-complex="6pt"/>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16:09:44.179347972</meta:creation-date>
    <dc:date>2022-04-15T19:29:06.263060593</dc:date>
    <meta:editing-duration>P22DT4H50M18S</meta:editing-duration>
    <meta:editing-cycles>511</meta:editing-cycles>
    <meta:generator>LibreOffice/6.4.7.2$Linux_X86_64 LibreOffice_project/40$Build-2</meta:generator>
    <meta:document-statistic meta:table-count="0" meta:image-count="0" meta:object-count="0" meta:page-count="10" meta:paragraph-count="95" meta:word-count="1759" meta:character-count="10537" meta:non-whitespace-character-count="8783"/>
  </office:meta>
</office:document-meta>
</file>